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wiss"/>
    <style:font-face style:name="Lucida Sans" svg:font-family="'Lucida Sans'" style:font-family-generic="system" style:font-pitch="variable"/>
    <style:font-face style:name="Microsoft YaHei" svg:font-family="'Microsoft YaHei'" style:font-family-generic="swiss"/>
    <style:font-face style:name="Microsoft YaHei1" svg:font-family="'Microsoft YaHe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fo:background-color="#23ff2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0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7" style:family="table-cell" style:parent-style-name="Default" style:data-style-name="N100">
      <style:table-cell-properties fo:background-color="#23ff23"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fo:background-color="#23ff23"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parent-style-name="Note">
      <style:graphic-properties draw:stroke="solid" svg:stroke-width="0in" svg:stroke-color="#3465a4" draw:marker-start="msArrowEnd_20_5" draw:marker-start-width="0.0827in" draw:marker-start-center="false" draw:stroke-linejoin="round" svg:stroke-linecap="butt" draw:fill="solid" draw:fill-color="#ffffc0" draw:textarea-horizontal-align="justify" draw:textarea-vertical-align="top" draw:fit-to-size="false" style:shrink-to-fit="false" fo:min-height="0.626in" loext:decorative="false"/>
      <style:paragraph-properties style:writing-mode="lr-tb"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2" style:family="graphic" style:parent-style-name="Note">
      <style:graphic-properties draw:stroke="solid" svg:stroke-width="0in" svg:stroke-color="#3465a4" draw:marker-start="msArrowEnd_20_5" draw:marker-start-width="0.0827in" draw:marker-start-center="false" draw:stroke-linejoin="round" svg:stroke-linecap="butt" draw:fill="solid" draw:fill-color="#ffffc0" draw:textarea-horizontal-align="justify" draw:textarea-vertical-align="top" draw:fit-to-size="false" style:shrink-to-fit="false" fo:min-height="0.6315in" loext:decorative="false"/>
      <style:paragraph-properties style:writing-mode="lr-tb"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3" style:family="graphic" style:parent-style-name="Note">
      <style:graphic-properties draw:stroke="solid" svg:stroke-width="0in" svg:stroke-color="#3465a4" draw:marker-start="msArrowEnd_20_5" draw:marker-start-width="0.0827in" draw:marker-start-center="false" draw:stroke-linejoin="round" svg:stroke-linecap="butt" draw:fill="solid" draw:fill-color="#ffffc0" draw:textarea-horizontal-align="justify" draw:textarea-vertical-align="top" draw:fit-to-size="false" style:shrink-to-fit="false" fo:min-height="0.6319in" loext:decorative="false"/>
      <style:paragraph-properties style:writing-mode="lr-tb"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4" style:family="graphic" style:parent-style-name="Note">
      <style:graphic-properties draw:stroke="solid" svg:stroke-width="0in" svg:stroke-color="#3465a4" draw:marker-start="msArrowEnd_20_5" draw:marker-start-width="0.0827in" draw:marker-start-center="false" draw:stroke-linejoin="round" svg:stroke-linecap="butt" draw:fill="solid" draw:fill-color="#ffffc0" draw:textarea-horizontal-align="justify" draw:textarea-vertical-align="top" draw:fit-to-size="false" style:shrink-to-fit="false" fo:min-height="0.6217in" loext:decorative="false"/>
      <style:paragraph-properties style:writing-mode="lr-tb"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5" style:family="graphic" style:parent-style-name="Note">
      <style:graphic-properties draw:stroke="solid" svg:stroke-width="0in" svg:stroke-color="#3465a4" draw:marker-start="msArrowEnd_20_5" draw:marker-start-width="0.0827in" draw:marker-start-center="false" draw:stroke-linejoin="round" svg:stroke-linecap="butt" draw:fill="solid" draw:fill-color="#ffffc0" draw:textarea-horizontal-align="justify" draw:textarea-vertical-align="top" draw:fit-to-size="false" style:shrink-to-fit="false" fo:min-height="0.6252in" loext:decorative="false"/>
      <style:paragraph-properties style:writing-mode="lr-tb"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6" style:family="graphic" style:parent-style-name="Note">
      <style:graphic-properties draw:stroke="solid" svg:stroke-width="0in" svg:stroke-color="#3465a4" draw:marker-start="msArrowEnd_20_5" draw:marker-start-width="0.0827in" draw:marker-start-center="false" draw:stroke-linejoin="round" svg:stroke-linecap="butt" draw:fill="solid" draw:fill-color="#ffffc0" draw:textarea-horizontal-align="justify" draw:textarea-vertical-align="top" draw:fit-to-size="false" style:shrink-to-fit="false" fo:min-height="0.6236in" loext:decorative="false"/>
      <style:paragraph-properties style:writing-mode="lr-tb"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1" style:family="paragraph">
      <style:paragraph-properties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2" style:family="paragraph">
      <loext:graphic-properties draw:fill="solid" draw:fill-color="#ffffc0"/>
      <style:paragraph-properties fo:text-align="star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6" table:default-cell-style-name="ce3"/>
        <table:table-column table:style-name="co1" table:default-cell-style-name="ce2"/>
        <table:table-row table:style-name="ro1">
          <table:table-cell table:style-name="ce1" office:value-type="string" calcext:value-type="string">
            <text:p>Key</text:p>
          </table:table-cell>
          <table:table-cell table:style-name="ce1" office:value-type="string" calcext:value-type="string">
            <text:p>File</text:p>
          </table:table-cell>
          <table:table-cell table:style-name="ce1" office:value-type="string" calcext:value-type="string">
            <text:p>Type</text:p>
          </table:table-cell>
          <table:table-cell table:style-name="ce1" office:value-type="string" calcext:value-type="string">
            <text:p>UsedInMainMenu</text:p>
          </table:table-cell>
          <table:table-cell table:style-name="ce1" office:value-type="string" calcext:value-type="string">
            <text:p>NoTranslate</text:p>
          </table:table-cell>
          <table:table-cell table:style-name="ce4" office:value-type="string" calcext:value-type="string">
            <text:p>english</text:p>
          </table:table-cell>
          <table:table-cell table:style-name="ce4" office:value-type="string" calcext:value-type="string">
            <text:p>Context / Alternate Text</text:p>
          </table:table-cell>
          <table:table-cell table:style-name="ce4" office:value-type="string" calcext:value-type="string">
            <text:p>polish</text:p>
          </table:table-cell>
        </table:table-row>
        <table:table-row table:style-name="ro1">
          <table:table-cell office:value-type="string" calcext:value-type="string">
            <text:p>creativeDecoBlockGroupDesc</text:p>
          </table:table-cell>
          <table:table-cell office:value-type="string" calcext:value-type="string">
            <text:p>blocks</text:p>
          </table:table-cell>
          <table:table-cell office:value-type="string" calcext:value-type="string">
            <text:p>Block</text:p>
          </table:table-cell>
          <table:table-cell table:number-columns-repeated="2"/>
          <table:table-cell office:value-type="string" calcext:value-type="string">
            <text:p>This building block or decoration can not be upgraded to more durable materials.</text:p>
          </table:table-cell>
          <table:table-cell/>
          <table:table-cell office:value-type="string" calcext:value-type="string">
            <text:p>Tego bloku konstrukcyjnego lub dekoracji nie można ulepszyć do bardziej wytrzymałych materiałów.</text:p>
          </table:table-cell>
        </table:table-row>
        <table:table-row table:style-name="ro1">
          <table:table-cell office:value-type="string" calcext:value-type="string">
            <text:p>orePotassiumNitrateBoulder</text:p>
          </table:table-cell>
          <table:table-cell office:value-type="string" calcext:value-type="string">
            <text:p>blocks</text:p>
          </table:table-cell>
          <table:table-cell office:value-type="string" calcext:value-type="string">
            <text:p>Block</text:p>
          </table:table-cell>
          <table:table-cell table:number-columns-repeated="2"/>
          <table:table-cell office:value-type="string" calcext:value-type="string">
            <text:p>Potassium Nitrate Ore Boulder</text:p>
          </table:table-cell>
          <table:table-cell/>
          <table:table-cell office:value-type="string" calcext:value-type="string">
            <text:p>Głaz — złoże saletry</text:p>
          </table:table-cell>
        </table:table-row>
        <table:table-row table:style-name="ro1">
          <table:table-cell office:value-type="string" calcext:value-type="string">
            <text:p>plantedCoffee1</text:p>
          </table:table-cell>
          <table:table-cell office:value-type="string" calcext:value-type="string">
            <text:p>blocks</text:p>
          </table:table-cell>
          <table:table-cell office:value-type="string" calcext:value-type="string">
            <text:p>Farming</text:p>
          </table:table-cell>
          <table:table-cell table:number-columns-repeated="2"/>
          <table:table-cell office:value-type="string" calcext:value-type="string">
            <text:p>Coffee (Seed)</text:p>
          </table:table-cell>
          <table:table-cell/>
          <table:table-cell office:value-type="string" calcext:value-type="string">
            <text:p><text:span text:style-name="T2">Kawowiec (nasiono)</text:span></text:p>
          </table:table-cell>
        </table:table-row>
        <table:table-row table:style-name="ro1">
          <table:table-cell office:value-type="string" calcext:value-type="string">
            <text:p>plantedCoffee1Schematic</text:p>
          </table:table-cell>
          <table:table-cell office:value-type="string" calcext:value-type="string">
            <text:p>blocks</text:p>
          </table:table-cell>
          <table:table-cell office:value-type="string" calcext:value-type="string">
            <text:p>Farming</text:p>
          </table:table-cell>
          <table:table-cell table:number-columns-repeated="2"/>
          <table:table-cell office:value-type="string" calcext:value-type="string">
            <text:p>Coffee (Seed) Recipe</text:p>
          </table:table-cell>
          <table:table-cell/>
          <table:table-cell office:value-type="string" calcext:value-type="string">
            <text:p><text:span text:style-name="T2">Kawowiec (nasiono) — przepis</text:span></text:p>
          </table:table-cell>
        </table:table-row>
        <table:table-row table:style-name="ro1">
          <table:table-cell office:value-type="string" calcext:value-type="string">
            <text:p>plantedCoffee2</text:p>
          </table:table-cell>
          <table:table-cell office:value-type="string" calcext:value-type="string">
            <text:p>blocks</text:p>
          </table:table-cell>
          <table:table-cell office:value-type="string" calcext:value-type="string">
            <text:p>Farming</text:p>
          </table:table-cell>
          <table:table-cell table:number-columns-repeated="2"/>
          <table:table-cell office:value-type="string" calcext:value-type="string">
            <text:p>Coffee (Growing)</text:p>
          </table:table-cell>
          <table:table-cell/>
          <table:table-cell office:value-type="string" calcext:value-type="string">
            <text:p><text:span text:style-name="T2">Kawowiec (rosnący)</text:span></text:p>
          </table:table-cell>
        </table:table-row>
        <table:table-row table:style-name="ro1">
          <table:table-cell office:value-type="string" calcext:value-type="string">
            <text:p>plantedCoffee3Harvest</text:p>
          </table:table-cell>
          <table:table-cell office:value-type="string" calcext:value-type="string">
            <text:p>blocks</text:p>
          </table:table-cell>
          <table:table-cell office:value-type="string" calcext:value-type="string">
            <text:p>Farming</text:p>
          </table:table-cell>
          <table:table-cell table:number-columns-repeated="2"/>
          <table:table-cell office:value-type="string" calcext:value-type="string">
            <text:p>Coffee Plant 3 (POI)</text:p>
          </table:table-cell>
          <table:table-cell/>
          <table:table-cell office:value-type="string" calcext:value-type="string">
            <text:p><text:span text:style-name="T2">Kawowiec 3 (POI)</text:span></text:p>
          </table:table-cell>
        </table:table-row>
        <table:table-row table:style-name="ro1">
          <table:table-cell office:value-type="string" calcext:value-type="string">
            <text:p>plantedCoffee3HarvestDesc</text:p>
          </table:table-cell>
          <table:table-cell office:value-type="string" calcext:value-type="string">
            <text:p>blocks</text:p>
          </table:table-cell>
          <table:table-cell office:value-type="string" calcext:value-type="string">
            <text:p>Farming</text:p>
          </table:table-cell>
          <table:table-cell table:number-columns-repeated="2"/>
          <table:table-cell office:value-type="string" calcext:value-type="string">
            <text:p>Coffee Plant</text:p>
          </table:table-cell>
          <table:table-cell/>
          <table:table-cell office:value-type="string" calcext:value-type="string">
            <text:p>Kawowiec</text:p>
          </table:table-cell>
        </table:table-row>
        <table:table-row table:style-name="ro1">
          <table:table-cell office:value-type="string" calcext:value-type="string">
            <text:p>plantedCoffeeDead</text:p>
          </table:table-cell>
          <table:table-cell office:value-type="string" calcext:value-type="string">
            <text:p>blocks</text:p>
          </table:table-cell>
          <table:table-cell office:value-type="string" calcext:value-type="string">
            <text:p>Farming</text:p>
          </table:table-cell>
          <table:table-cell table:number-columns-repeated="2"/>
          <table:table-cell office:value-type="string" calcext:value-type="string">
            <text:p>Dead Coffee Plant (POI)</text:p>
          </table:table-cell>
          <table:table-cell/>
          <table:table-cell office:value-type="string" calcext:value-type="string">
            <office:annotation draw:style-name="gr1" draw:text-style-name="P2" svg:width="1.135in" svg:height="0.7047in" svg:x="7.3504in" svg:y="1603.826in" draw:caption-point-x="-0.2433in" draw:caption-point-y="-1602.4in">
              <dc:creator>Unknown Author</dc:creator>
              <dc:date>2024-10-13T21:58:00</dc:date>
              <text:p text:style-name="P1"><text:span text:style-name="T1">Kawowiec?</text:span></text:p>
            </office:annotation>
            <text:p>Martwy kawowiec (POI)</text:p>
          </table:table-cell>
        </table:table-row>
        <table:table-row table:style-name="ro1">
          <table:table-cell office:value-type="string" calcext:value-type="string">
            <text:p>plantedCoffeeDeadDesc</text:p>
          </table:table-cell>
          <table:table-cell office:value-type="string" calcext:value-type="string">
            <text:p>blocks</text:p>
          </table:table-cell>
          <table:table-cell office:value-type="string" calcext:value-type="string">
            <text:p>Farming</text:p>
          </table:table-cell>
          <table:table-cell table:number-columns-repeated="2"/>
          <table:table-cell office:value-type="string" calcext:value-type="string">
            <text:p>Dead Coffee Plant</text:p>
          </table:table-cell>
          <table:table-cell/>
          <table:table-cell office:value-type="string" calcext:value-type="string">
            <text:p>Martwy kawowiec</text:p>
          </table:table-cell>
        </table:table-row>
        <table:table-row table:style-name="ro1">
          <table:table-cell office:value-type="string" calcext:value-type="string">
            <text:p>plantedCoffeeHarvestRandomHelper</text:p>
          </table:table-cell>
          <table:table-cell office:value-type="string" calcext:value-type="string">
            <text:p>blocks</text:p>
          </table:table-cell>
          <table:table-cell office:value-type="string" calcext:value-type="string">
            <text:p>Farming</text:p>
          </table:table-cell>
          <table:table-cell table:number-columns-repeated="2"/>
          <table:table-cell table:style-name="ce5" office:value-type="string" calcext:value-type="string">
            <text:p>= Coffee = Random Helper</text:p>
          </table:table-cell>
          <table:table-cell/>
          <table:table-cell table:style-name="ce7" office:value-type="string" calcext:value-type="string">
            <text:p>= Kawowiec = losowy pomocnik</text:p>
          </table:table-cell>
        </table:table-row>
        <table:table-row table:style-name="ro1">
          <table:table-cell office:value-type="string" calcext:value-type="string">
            <text:p>terrOrePotassiumNitrate</text:p>
          </table:table-cell>
          <table:table-cell office:value-type="string" calcext:value-type="string">
            <text:p>blocks</text:p>
          </table:table-cell>
          <table:table-cell office:value-type="string" calcext:value-type="string">
            <text:p>Terrain</text:p>
          </table:table-cell>
          <table:table-cell table:number-columns-repeated="2"/>
          <table:table-cell office:value-type="string" calcext:value-type="string">
            <text:p>Potassium Nitrate</text:p>
          </table:table-cell>
          <table:table-cell/>
          <table:table-cell office:value-type="string" calcext:value-type="string">
            <text:p>Saletra</text:p>
          </table:table-cell>
        </table:table-row>
        <table:table-row table:style-name="ro1">
          <table:table-cell office:value-type="string" calcext:value-type="string">
            <text:p>terrOreStonePotassiumRandom</text:p>
          </table:table-cell>
          <table:table-cell office:value-type="string" calcext:value-type="string">
            <text:p>blocks</text:p>
          </table:table-cell>
          <table:table-cell office:value-type="string" calcext:value-type="string">
            <text:p>Terrain</text:p>
          </table:table-cell>
          <table:table-cell table:number-columns-repeated="2"/>
          <table:table-cell table:style-name="ce5" office:value-type="string" calcext:value-type="string">
            <text:p>= Nitrate Vein = Helper</text:p>
          </table:table-cell>
          <table:table-cell/>
          <table:table-cell table:style-name="ce7" office:value-type="string" calcext:value-type="string">
            <text:p>= Złoże saletry = pomocnik</text:p>
          </table:table-cell>
        </table:table-row>
        <table:table-row table:style-name="ro1">
          <table:table-cell office:value-type="string" calcext:value-type="string">
            <text:p>terrOreStonePotassiumRandomDesc</text:p>
          </table:table-cell>
          <table:table-cell office:value-type="string" calcext:value-type="string">
            <text:p>blocks</text:p>
          </table:table-cell>
          <table:table-cell office:value-type="string" calcext:value-type="string">
            <text:p>Terrain</text:p>
          </table:table-cell>
          <table:table-cell table:number-columns-repeated="2"/>
          <table:table-cell office:value-type="string" calcext:value-type="string">
            <text:p>Nitrate / Stone / Sandstone</text:p>
          </table:table-cell>
          <table:table-cell/>
          <table:table-cell office:value-type="string" calcext:value-type="string">
            <text:p>Saletra / kamień / piaskowiec</text:p>
          </table:table-cell>
        </table:table-row>
        <table:table-row table:style-name="ro1">
          <table:table-cell office:value-type="string" calcext:value-type="string">
            <text:p>campfireDesc</text:p>
          </table:table-cell>
          <table:table-cell office:value-type="string" calcext:value-type="string">
            <text:p>blocks</text:p>
          </table:table-cell>
          <table:table-cell office:value-type="string" calcext:value-type="string">
            <text:p>Workstation</text:p>
          </table:table-cell>
          <table:table-cell table:number-columns-repeated="2"/>
          <table:table-cell office:value-type="string" calcext:value-type="string">
            <text:p>Useful to cook food and warm up. Unlock more recipes by adding a cooking pot, cooking grill or beaker.\n\nRepair with Small Stone.</text:p>
          </table:table-cell>
          <table:table-cell/>
          <table:table-cell office:value-type="string" calcext:value-type="string">
            <text:p>Można na nim gotować i pozwala się ogrzać. Odblokuj dodatkowe przepisy, korzystając z garnka, grilla lub zlewki.\n\nNaprawiaj za pomocą małego kamienia.</text:p>
          </table:table-cell>
        </table:table-row>
        <table:table-row table:style-name="ro1">
          <table:table-cell office:value-type="string" calcext:value-type="string">
            <text:p>forgeDesc</text:p>
          </table:table-cell>
          <table:table-cell office:value-type="string" calcext:value-type="string">
            <text:p>blocks</text:p>
          </table:table-cell>
          <table:table-cell office:value-type="string" calcext:value-type="string">
            <text:p>Workstation</text:p>
          </table:table-cell>
          <table:table-cell table:number-columns-repeated="2"/>
          <table:table-cell office:value-type="string" calcext:value-type="string">
            <text:p>Used to smelt metals to craft tools and weapons or stone to craft cement. Install tools to increase performance or unlock recipes.\n\nRepair with Small Stone, Clay Soil, and Leather.</text:p>
          </table:table-cell>
          <table:table-cell/>
          <table:table-cell office:value-type="string" calcext:value-type="string">
            <text:p>Służy do wytapiania metali, wytwarzania narzędzi i broni lub kamieni niezbędnych do produkcji cementu. Zainstaluj narzędzia, aby zwiększyć wydajność lub odblokować przepisy.\n\nNaprawiaj za pomocą małego kamienia, gleby gliniastej i skóry.</text:p>
          </table:table-cell>
        </table:table-row>
        <table:table-row table:style-name="ro1">
          <table:table-cell office:value-type="string" calcext:value-type="string">
            <text:p>challengeCraftClothesHint1</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00FF00]Open [-][FFB400]the crafting menu [action:local:Inventory][action:permanent:Inventory].\nSelect [-][00FF00]Primitive Outfit[-][FFB400] in [-][00FF00]Basics[-][FFB400] list.[-]\n[00FF00]Press [-][FFB400][action:local:Forward] to [00FF00]Craft [-][FFB400]them.[-]</text:p>
          </table:table-cell>
          <table:table-cell/>
          <table:table-cell table:style-name="ce8" office:value-type="string" calcext:value-type="string">
            <office:annotation draw:style-name="gr2" draw:text-style-name="P2" svg:width="1.135in" svg:height="0.7102in" svg:x="7.3504in" svg:y="3532.6752in" draw:caption-point-x="-0.2433in" draw:caption-point-y="-3529.8268in">
              <dc:creator>Unknown Author</dc:creator>
              <dc:date>2024-10-13T21:58:00</dc:date>
              <text:p text:style-name="P1"><text:span text:style-name="T1">Podstawy</text:span></text:p>
              <text:p text:style-name="P1"><text:span text:style-name="T1"/></text:p>
            </office:annotation>
            <text:p>[00FF00]Otwórz [-][FFB400]menu wytwarzania [action:local:Inventory][action:permanent:Inventory].\nWybierz [-][00FF00]prymitywny strój[-][FFB400]z listy [-][00FF00]Podstawy[-][FFB400].[-]\n[00FF00]Naciśnij [-][FFB400][action:local:Forward], aby go [00FF00]wytworzyć[-][FFB400].[-]</text:p>
          </table:table-cell>
        </table:table-row>
        <table:table-row table:style-name="ro1">
          <table:table-cell office:value-type="string" calcext:value-type="string">
            <text:p>challengeCraftClothesHint1_alt</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00FF00]Open [-][FFB400]the crafting menu [action:local:Inventory][action:permanent:Inventory].\nSelect [action:gui:GUI Submit] [-][00FF00]Primitive Outfit[-][FFB400] in [-][00FF00]Basics[-][FFB400] list.[-]\n[00FF00]Hold [-][action:gui:GUI Inspect] [FFB400]then [00FF00]Press [-][action:gui:GUI D-Pad Up] to [00FF00]Craft [-][FFB400]them.[-]</text:p>
          </table:table-cell>
          <table:table-cell/>
          <table:table-cell table:style-name="ce8" office:value-type="string" calcext:value-type="string">
            <text:p><text:span text:style-name="T2">[00FF00]Otwórz [-][FFB400]menu wytwarzania [action:local:Inventory][action:permanent:Inventory].\nWybierz [action:gui:GUI Submit] [-][00FF00]prymitywny strój[-][FFB400]z listy [-][00FF00]Podstawy[-][FFB400].[-]\n[00FF00]Przytrzymaj [-][action:gui:GUI Inspect], [FFB400]a następnie [00FF00]naciśnij [-][action:gui:GUI D-Pad Up], aby go wytworzyć [00FF00][-][FFB400].[-]</text:span></text:p>
          </table:table-cell>
        </table:table-row>
        <table:table-row table:style-name="ro1">
          <table:table-cell office:value-type="string" calcext:value-type="string">
            <text:p>challengeCraftStoneAxe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Craft a [DECEA3]Stone Axe[-] to help you defend yourself and gather resources.\n\nAccess the [DECEA3]Inventory[-] and locate [DECEA3]Stone Axe[-] in the [DECEA3]Basics[-] category of the crafting menu.</text:p>
          </table:table-cell>
          <table:table-cell/>
          <table:table-cell table:style-name="ce8" office:value-type="string" calcext:value-type="string">
            <text:p><text:span text:style-name="T2">Wytwórz [DECEA3]kamienną siekierę[-] do obrony i zbierania zasobów.\n\nOtwórz [DECEA3]ekwipunek[-] i znajdź [DECEA3]kamienną siekierę[-] w kategorii [DECEA3]Podstawy[-] w menu wytwarzania.</text:span></text:p>
          </table:table-cell>
        </table:table-row>
        <table:table-row table:style-name="ro1">
          <table:table-cell office:value-type="string" calcext:value-type="string">
            <text:p>challengeCraftStoneAxeHint1</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00FF00]Open [-][FFB400]the crafting menu [action:local:Inventory][action:permanent:Inventory][FFB400].\nSelect [-][00FF00]Stone Axe [-][FFB400]in [-][00FF00]Basics[-][FFB400] list.\n[-][00FF00]Press [-][FFB400][action:local:Forward] to [-][00FF00]Craft[-][FFB400] it.[-]</text:p>
          </table:table-cell>
          <table:table-cell/>
          <table:table-cell table:style-name="ce8" office:value-type="string" calcext:value-type="string">
            <text:p><text:span text:style-name="T2">[00FF00]Otwórz [-][FFB400]menu wytwarzania [action:local:Inventory][action:permanent:Inventory][FFB400].\nWybierz [-][00FF00]kamienną siekierę[-][FFB400] z listy [-][00FF00]Podstawy[-][FFB400].\n[-][00FF00]Naciśnij [-][FFB400][action:local:Forward], aby ją [-][00FF00]wytworzyć[-][FFB400].[-]</text:span></text:p>
          </table:table-cell>
        </table:table-row>
        <table:table-row table:style-name="ro1">
          <table:table-cell office:value-type="string" calcext:value-type="string">
            <text:p>challengeCraftStoneAxeHint1_alt</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00FF00]Open [-][FFB400]the crafting menu [action:local:Inventory].\nSelect [action:gui:GUI Submit][-][00FF00] Stone Axe [-][FFB400]in [-][00FF00]Basics[-][FFB400] list.[-]\n[00FF00]Hold [-][action:gui:GUI Inspect] [FFB400]then [00FF00]Press [-][action:gui:GUI D-Pad Up] to [-][00FF00]Craft[-][FFB400] it.</text:p>
          </table:table-cell>
          <table:table-cell/>
          <table:table-cell table:style-name="ce8" office:value-type="string" calcext:value-type="string">
            <text:p><text:span text:style-name="T2">[00FF00]Otwórz [-][FFB400]menu wytwarzania [action:local:Inventory].\nWybierz [action:gui:GUI Submit][-][00FF00]kamienną siekierę[-][FFB400] z listy [-][00FF00]Podstawy[-][FFB400].[-]\n[00FF00]Przytrzymaj [-][action:gui:GUI Inspect][FFB400], a następnie [00FF00]naciśnij [-][action:gui:GUI D-Pad Up], aby ją[-][00FF00]wytworzyć[-][FFB400].</text:span></text:p>
          </table:table-cell>
        </table:table-row>
        <table:table-row table:style-name="ro1">
          <table:table-cell office:value-type="string" calcext:value-type="string">
            <text:p>challengeGathererPotassium</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Gather Nitrate Powder</text:p>
          </table:table-cell>
          <table:table-cell/>
          <table:table-cell office:value-type="string" calcext:value-type="string">
            <text:p>Zbierz saletrę</text:p>
          </table:table-cell>
        </table:table-row>
        <table:table-row table:style-name="ro1">
          <table:table-cell office:value-type="string" calcext:value-type="string">
            <text:p>challengeGathererPotassium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DECEA3]Nitrate Powder[-] is a basic resource used in some [DECEA3]Medical[-] recipes and [DECEA3]Gunpowder[-].\n\nIt can be gathered by using a [DECEA3]Pickaxe[-] on sources like [DECEA3]Potassium Nitrate Resource Boulders[-], and exposed [DECEA3]Potassium Nitrate[-] veins. [DECEA3]Potassium Nitrate[-] is a crystalline, white rock with a rough, jagged structure\n\nGather some [DECEA3]Nitrate Powder[-] from mining.</text:p>
          </table:table-cell>
          <table:table-cell/>
          <table:table-cell office:value-type="string" calcext:value-type="string">
            <text:p>[DECEA3]Saletra[-] to podstawowy zasób używany w kilku przepisach na zasoby [DECEA3]medyczne[-] i [DECEA3]proch strzelniczy[-].\n\nMożna go zbierać za pomocą [DECEA3]kilofa[-] z takich źródeł, jak [DECEA3]głazy saletry[-] i odsłonięte żyły [DECEA3]saletry[-]. [DECEA3]Saletra[-] to krystaliczna, biała skała o szorstkiej, nierównej strukturze.\n\nWydobądź trochę [DECEA3]saletry[-] za pomocą narżędzi górniczych.</text:p>
          </table:table-cell>
        </table:table-row>
        <table:table-row table:style-name="ro1">
          <table:table-cell office:value-type="string" calcext:value-type="string">
            <text:p>challengeGathererPotassiumShort</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Mine some Nitrate Powder.</text:p>
          </table:table-cell>
          <table:table-cell/>
          <table:table-cell office:value-type="string" calcext:value-type="string">
            <text:p><text:span text:style-name="T2">Wydobądź trochę saletry</text:span></text:p>
          </table:table-cell>
        </table:table-row>
        <table:table-row table:style-name="ro1">
          <table:table-cell office:value-type="string" calcext:value-type="string">
            <text:p>challengeGathererStone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DECEA3]Small Stones[-] are a basic resource used in [DECEA3]Construction[-] recipes and for [DECEA3]Primitive Tools[-].\n\n[DECEA3]Small Stones[-] can be gathered by using a [DECEA3]Pickaxe[-] on [DECEA3]Stone Boulders[-] or a [DECEA3]Shovel[-] on [DECEA3]Gravel Blocks[-].\n\nGather some [DECEA3]Small Stones[-] from digging.</text:p>
          </table:table-cell>
          <table:table-cell/>
          <table:table-cell office:value-type="string" calcext:value-type="string">
            <text:p>[DECEA3]Małe kamienie[-] to podstawowy zasób używany w przepisach [DECEA3]budowlanych[-] i na [DECEA3]prymitywne narzędzia[-].\n\n[DECEA3]Małe kamienie[-] można zbierać za pomocą [DECEA3]kilofa[-] z [DECEA3]głazów kamiennych[-] lub za pomocą [DECEA3]łopaty[-] z [DECEA3]bloków żwirowych[-].\n\nZbierz trochę [DECEA3]małych kamyków[-] z kopania.</text:p>
          </table:table-cell>
        </table:table-row>
        <table:table-row table:style-name="ro1">
          <table:table-cell office:value-type="string" calcext:value-type="string">
            <text:p>challengeGatherResources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The basic resources you will need are [DECEA3]Plant Fibers[-], [DECEA3]Wood[-], and [DECEA3]Small Stones[-].\n\nThese can be found all around you and can easily be harvested using your fists by attacking plant, wood, and stone objects.\n\nYou can also pick up small stones by looking at them and using the [DECEA3]Interact[-] action. </text:p>
          </table:table-cell>
          <table:table-cell/>
          <table:table-cell office:value-type="string" calcext:value-type="string">
            <text:p>Potrzebujesz następujących podstawowych zasobów: [DECEA3]włókien roślinnych[-], [DECEA3]drewna[-] i [DECEA3]małych kamieni[-].\n\nMożesz je znaleźć w okolicy i łatwo zebrać, uderzając pięściami rośliny oraz drewniane i kamienne obiekty.\n\nMożesz również podnieść małe kamienie, spoglądając na nie i używając akcji [DECEA3]interakcji[-]. </text:p>
          </table:table-cell>
        </table:table-row>
        <table:table-row table:style-name="ro1">
          <table:table-cell office:value-type="string" calcext:value-type="string">
            <text:p>challengeGatherResourcesHint1</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00FF00]Press [-][FFB400][action:local:Primary] to punch grass, shrubs, and small stones. Look for [-][FFFF00]yellow [-][FFB400]navigation icons to find resources.[-]</text:p>
          </table:table-cell>
          <table:table-cell/>
          <table:table-cell office:value-type="string" calcext:value-type="string">
            <text:p>[00FF00]Naciśnij [-][FFB400][action:local:Primary], aby uderzyć pięścią trawę, krzaki i małe kamienie. Wypatruj [-][FFFF00]żółtych [-][FFB400]ikon nawigacyjnych, aby znaleźć zasoby.[-]</text:p>
          </table:table-cell>
        </table:table-row>
        <table:table-row table:style-name="ro1">
          <table:table-cell office:value-type="string" calcext:value-type="string">
            <text:p>challengeGatherResourcesStoneAxe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Some [DECEA3]Tools[-] are better than others at harvesting certain materials. Using your [DECEA3]Empty Hands[-] to collect [DECEA3]Wood[-] and [DECEA3]Small Stones[-] is fine, but a good [DECEA3]Stone Axe[-] will do it much faster. \n\nThe [DECEA3]Stone Axe[-] is also used in [DECEA3]Repairing[-] and [DECEA3]Upgrading[-] blocks like [DECEA3]Building Blocks[-].</text:p>
          </table:table-cell>
          <table:table-cell/>
          <table:table-cell office:value-type="string" calcext:value-type="string">
            <text:p>Niektóre [DECEA3]narzędzia[-] nadają się lepiej od innych do zbierania określonych materiałów. Używanie [DECEA3]pustych rąk[-] do zbierania [DECEA3]drewna[-] i [DECEA3]małych kamieni[-] jest skuteczne, ale dobra [DECEA3]kamienna siekiera[-] znacznie przyspieszy ten proces. \n\n[DECEA3]Kamienna siekiera[-] nadaje się również do [DECEA3]naprawy[-] i [DECEA3]ulepszania[-] bloków, na przykład [DECEA3]bloków konstrukcyjnych[-].</text:p>
          </table:table-cell>
        </table:table-row>
        <table:table-row table:style-name="ro1">
          <table:table-cell office:value-type="string" calcext:value-type="string">
            <text:p>challengeGatherResourcesStoneAxeHint2</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00FF00]Press [-][FFB400][action:local:Primary] to harvest wood from trees and small stones from boulders.[-]</text:p>
          </table:table-cell>
          <table:table-cell/>
          <table:table-cell office:value-type="string" calcext:value-type="string">
            <text:p>[00FF00]Naciśnij [-][FFB400][action:local:Primary], by pozyskać drewno z drzew i małe kamienie z głazów.[-]</text:p>
          </table:table-cell>
        </table:table-row>
        <table:table-row table:style-name="ro1">
          <table:table-cell office:value-type="string" calcext:value-type="string">
            <text:p>challengeGatherResourcesStoneAxeHint2_alt</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00FF00]Press [-][FFB400][action:local:Primary] to harvest wood from trees and small stones from boulders.[-]</text:p>
          </table:table-cell>
          <table:table-cell/>
          <table:table-cell office:value-type="string" calcext:value-type="string">
            <text:p>[00FF00]Naciśnij [-][FFB400][action:local:Primary], by pozyskać drewno z drzew i małe kamienie z głazów.[-]</text:p>
          </table:table-cell>
        </table:table-row>
        <table:table-row table:style-name="ro1">
          <table:table-cell office:value-type="string" calcext:value-type="string">
            <text:p>challengePlaceCementMixer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The [DECEA3]Cement Mixer[-] is used to craft [DECEA3]Concrete Mix[-] to make stronger [DECEA3]Concrete Blocks[-]. It can also mill [DECEA3]Small Stones[-] into [DECEA3]Sand[-].\n\nRecipes at the [DECEA3]Cement Mixer[-] require ingredients from your [DECEA3]Inventory[-].\n\nHold [action:local:Activate][action:permanent:Activate] to pick up Workstations within your [DECEA3]Land Claim[-] area.</text:p>
          </table:table-cell>
          <table:table-cell/>
          <table:table-cell office:value-type="string" calcext:value-type="string">
            <text:p>[DECEA3]Betoniarka[-] służy do wytwarzania [DECEA3]mieszanki betonowej[-], niezbędnej do wzmacniania [DECEA3]betonowych bloków[-]. Zmielisz też w niej [DECEA3]małe kamienie[-], uzyskując z nich [DECEA3]piasek[-].\n\nAby wytworzyć w [DECEA3]betoniarce[-] przedmiot z przepisu, musisz posiadać w [DECEA3]ekwipunku[-] wszystkie jego składniki.\n\nPrzytrzymaj [action:local:Activate][action:permanent:Activate], aby podnieść stacje robocze w obrębie [DECEA3]Twojego bloku prawa własności do ziemi[-].</text:p>
          </table:table-cell>
        </table:table-row>
        <table:table-row table:style-name="ro1">
          <table:table-cell office:value-type="string" calcext:value-type="string">
            <text:p>challengePlaceChemistryStation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Some advanced recipes can only be made at a [DECEA3]Chemistry Station[-], while other [DECEA3]Chemistry[-] and [DECEA3]Medical[-] recipes are more efficient when crafted in one.\n\nCrafting at a [DECEA3]Chemistry Station[-] requires all materials to be in your inventory.\n\nHold [action:local:Activate][action:permanent:Activate] to pick up Workstations within your [DECEA3]Land Claim[-] area.</text:p>
          </table:table-cell>
          <table:table-cell/>
          <table:table-cell office:value-type="string" calcext:value-type="string">
            <text:p>Niektóre zaawansowane przepisy można wykonać jedynie w [DECEA3]laboratorium chemicznym[-]. Inne przepisy [DECEA3]chemiczne[-] i [DECEA3]medyczne[-] zyskują dzięki temu na skuteczności.\n\nWytwarzanie w [DECEA3]laboratorium chemicznym[-] wymaga posiadania wszystkich wymaganych materiałów w ekwipunku.\n\nPrzytrzymaj [action:local:Activate][action:permanent:Activate], aby podnieść stacje robocze w obrębie [DECEA3]Twojego bloku prawa własności do ziemi[-]</text:p>
          </table:table-cell>
        </table:table-row>
        <table:table-row table:style-name="ro1">
          <table:table-cell office:value-type="string" calcext:value-type="string">
            <text:p>challengePlaceForge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A [DECEA3]Forge[-] is a [DECEA3]Workstation[-] used to craft advanced recipes using smelted metals and other resources.\n\n[DECEA3]Forges[-] can be placed and rotated like normal [DECEA3]Blocks[-].\n\nHold [action:local:Activate][action:permanent:Activate] to pick up [DECEA3]Forges[-] and other [DECEA3]Workstations[-] within your [DECEA3]Land Claim[-] area.</text:p>
          </table:table-cell>
          <table:table-cell/>
          <table:table-cell office:value-type="string" calcext:value-type="string">
            <text:p>[DECEA3]Kuźnia[-] to [DECEA3]stacja robocza[-], która służy do wytwarzania zaawansowanych przepisów za pomocą przetopionych metali i innych zasobów.\n\n[DECEA3]Kuźnie[-] można rozmieszczać i obracać tak, jak zwykłe [DECEA3]bloki[-].\n\nPrzytrzymaj [action:local:Activate][action:permanent:Activate], by podnieść [DECEA3]kuźnie[-] i inne [DECEA3]stacje robocze[-] w obrębie [DECEA3]Twojego bloku prawa własności do ziemi[-].</text:p>
          </table:table-cell>
        </table:table-row>
        <table:table-row table:style-name="ro1">
          <table:table-cell office:value-type="string" calcext:value-type="string">
            <text:p>challengePlaceWorkbench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text:p>[DECEA3]Workbenches[-] are used to craft [DECEA3]Weapons[-], [DECEA3]Armor[-], [DECEA3]Vehicles[-] and other advanced recipes. \n\nYou can queue crafting in the [DECEA3]Workbench[-] and your [DECEA3]Inventory[-] at the same time.\n\nFor recipes at the [DECEA3]Workbench[-], crafting materials must be in your [DECEA3]Inventory[-].\n\nHold [action:local:Activate][action:permanent:Activate] to pick up Workstations within your [DECEA3]Land Claim[-] area.</text:p>
          </table:table-cell>
          <table:table-cell/>
          <table:table-cell office:value-type="string" calcext:value-type="string">
            <text:p>[DECEA3]Warsztaty[-] służą do wytwarzania [DECEA3]broni[-], [DECEA3]pancerzy[-], [DECEA3]pojazdów[-] i innych zaawansowanych przepisów.\n\nMożesz jednocześnie ustawiać przedmioty w kolejce w [DECEA3]warsztacie[-] i [DECEA3]ekwipunku[-].\n\nPrzepisy w [DECEA3]warsztacie[-] wymagają materiałów do wytwarzania w [DECEA3]ekwipunku[-].\n\nPrzytrzymaj [action:local:Activate][action:permanent:Activate], by podnieść stacje robocze w obrębie [DECEA3]Twojego bloku prawa własności do ziemi[-].</text:p>
          </table:table-cell>
        </table:table-row>
        <table:table-row table:style-name="ro1">
          <table:table-cell office:value-type="string" calcext:value-type="string">
            <text:p>challengeQuestCompleteDesc</text:p>
          </table:table-cell>
          <table:table-cell office:value-type="string" calcext:value-type="string">
            <text:p>Challenges</text:p>
          </table:table-cell>
          <table:table-cell office:value-type="string" calcext:value-type="string">
            <text:p>Challenge</text:p>
          </table:table-cell>
          <table:table-cell table:number-columns-repeated="2"/>
          <table:table-cell office:value-type="string" calcext:value-type="string">
            <office:annotation draw:style-name="gr3" draw:text-style-name="P2" svg:width="1.1394in" svg:height="0.7106in" svg:x="5.5728in" svg:y="3691.1291in" draw:caption-point-x="-0.2433in" draw:caption-point-y="-3685.0807in">
              <dc:creator>Unknown Author</dc:creator>
              <dc:date>2024-10-13T21:58:00</dc:date>
              <text:p text:style-name="P1"><text:span text:style-name="T1">Dukes</text:span></text:p>
              <text:p text:style-name="P1"><text:span text:style-name="T1"/></text:p>
            </office:annotation>
            <text:p>[DECEA3]Traders[-] offer several [DECEA3]Quest[-] types which reward the player with [DECEA3]Dukes[-], [DECEA3]XP[-], and [DECEA3]Items[-]. [DECEA3]Quests[-] must be returned to the [DECEA3]Trader[-] that you accepted them from. A [DECEA3]Quest[-] at a [DECEA3]POI[-] will fail if you leave without completing all objectives.\n\nStart a [DECEA3]Quest[-] by approaching the [DECEA3]Activation Marker[-], identified by the Yellow exclamation point and activating it with [action:permanent:Activate] [action:local:Activate]. \n\n[FF0000]WARNING:[-] This will cause the [DECEA3]POI[-] to [FF0000]Completely[-] reset, removing [DECEA3]ANY[-] player placed [DECEA3]Blocks[-], including [DECEA3]Containers[-], [DECEA3]Building Blocks[-], and [DECEA3]Decorations[-]. <text:s/>This reset is [FF0000]Permanent[-] and [FF0000]Irreversible[-] so make sure you double check before you [DECEA3]Activate[-] the marker.\n\nPlacing a [DECEA3]Bedroll[-], or [DECEA3]Land Claim Block[-], will protect the [DECEA3]POI[-] from being [DECEA3]Reset[-] in this manner.</text:p>
          </table:table-cell>
          <table:table-cell/>
          <table:table-cell office:value-type="string" calcext:value-type="string">
            <text:p>[DECEA3]Handlarze[-] oferują kilka rodzajów [DECEA3]zadań[-], za wykonanie których gracz otrzymuje [DECEA3]żetony[-], [DECEA3]PD[-] i [DECEA3]przedmioty[-]. [DECEA3]Zadania[-] należy ukończyć u [DECEA3]handlarza[-], od którego je przyjęto. [DECEA3]Zadanie[-] w [DECEA3]POI[-] zakończy się niepowodzeniem, jeśli opuścisz go, nie ukończywszy wszystkich celów.\n\nRozpocznij [DECEA3]zadanie[-], podchodząc do [DECEA3]znacznika aktywacji[-], oznaczonego żółtym wykrzyknikiem i aktywując go za pomocą [action:permanent:Activate] [action:local:Activate]. \n\n[FF0000]UWAGA:[-] spowoduje to [FF0000]całkowite[-] zresetowanie [DECEA3]POI[-] i usunięcie [DECEA3]WSZYSTKICH[-] rozmieszczonych przez gracza [DECEA3]bloków[-], w tym [DECEA3]pojemników[-], [DECEA3]bloków konstrukcyjnych[-] i [DECEA3]dekoracji[-]. Ten reset jest [FF0000]trwały[-] i [FF0000]nieodwracalny[-], więc upewnij się, że chcesz [DECEA3]aktywować[-] znacznik.\n\nRozmieszczenie [DECEA3]śpiwora[-] lub [DECEA3]bloku prawa własności[-] ochroni [DECEA3]POI[-] przed tym [DECEA3]resetem[-].</text:p>
          </table:table-cell>
        </table:table-row>
        <table:table-row table:style-name="ro1">
          <table:table-cell office:value-type="string" calcext:value-type="string">
            <text:p>modArmorAdvancedMuffledConnectors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dv. Muffled Connectors Mod Schematic</text:p>
          </table:table-cell>
          <table:table-cell/>
          <table:table-cell office:value-type="string" calcext:value-type="string">
            <text:p>Zaaw. wytłumione połączenia — schemat modyfikacji</text:p>
          </table:table-cell>
        </table:table-row>
        <table:table-row table:style-name="ro1">
          <table:table-cell office:value-type="string" calcext:value-type="string">
            <text:p>modArmorBandoli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Bandolier Mod Schematic</text:p>
          </table:table-cell>
          <table:table-cell/>
          <table:table-cell office:value-type="string" calcext:value-type="string">
            <text:p>Pas na naboje — schemat modyfikacji</text:p>
          </table:table-cell>
        </table:table-row>
        <table:table-row table:style-name="ro1">
          <table:table-cell office:value-type="string" calcext:value-type="string">
            <text:p>modArmorCoolingMesh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Cooling Mesh Mod Schematic</text:p>
          </table:table-cell>
          <table:table-cell/>
          <table:table-cell office:value-type="string" calcext:value-type="string">
            <text:p>Siatka chłodząca — schemat modyfikacji</text:p>
          </table:table-cell>
        </table:table-row>
        <table:table-row table:style-name="ro1">
          <table:table-cell office:value-type="string" calcext:value-type="string">
            <text:p>modArmorCustomizedFittings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Customized Fittings Mod Schematic</text:p>
          </table:table-cell>
          <table:table-cell/>
          <table:table-cell office:value-type="string" calcext:value-type="string">
            <text:p>Niestandardowe połączenia — schemat modyfikacji</text:p>
          </table:table-cell>
        </table:table-row>
        <table:table-row table:style-name="ro1">
          <table:table-cell office:value-type="string" calcext:value-type="string">
            <text:p>modArmorDoubleStoragePocket</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Double Pocket Mod</text:p>
          </table:table-cell>
          <table:table-cell/>
          <table:table-cell office:value-type="string" calcext:value-type="string">
            <text:p>Dwuczęściowy zasobnik — modyfikacja</text:p>
          </table:table-cell>
        </table:table-row>
        <table:table-row table:style-name="ro1">
          <table:table-cell office:value-type="string" calcext:value-type="string">
            <text:p>modArmorDoubleStoragePocke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Double Pocket Mod Schematic</text:p>
          </table:table-cell>
          <table:table-cell/>
          <table:table-cell office:value-type="string" calcext:value-type="string">
            <text:p><text:span text:style-name="T2">Dwuczęściowy zasobnik — schemat modyfikacji</text:span></text:p>
          </table:table-cell>
        </table:table-row>
        <table:table-row table:style-name="ro1">
          <table:table-cell office:value-type="string" calcext:value-type="string">
            <text:p>modArmorHelmetLigh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Helmet Light Mod Schematic</text:p>
          </table:table-cell>
          <table:table-cell/>
          <table:table-cell office:value-type="string" calcext:value-type="string">
            <text:p>Lampka na hełm — schemat</text:p>
          </table:table-cell>
        </table:table-row>
        <table:table-row table:style-name="ro1">
          <table:table-cell office:value-type="string" calcext:value-type="string">
            <text:p>modArmorImpactBracing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Impact Bracing Mod Schematic</text:p>
          </table:table-cell>
          <table:table-cell/>
          <table:table-cell office:value-type="string" calcext:value-type="string">
            <text:p>Amortyzator upadku — schemat modyfikacji</text:p>
          </table:table-cell>
        </table:table-row>
        <table:table-row table:style-name="ro1">
          <table:table-cell office:value-type="string" calcext:value-type="string">
            <text:p>modArmorImprovedFittings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Improved Fittings Mod Schematic</text:p>
          </table:table-cell>
          <table:table-cell/>
          <table:table-cell office:value-type="string" calcext:value-type="string">
            <text:p>Poprawione połączenia — schemat modyfikacji</text:p>
          </table:table-cell>
        </table:table-row>
        <table:table-row table:style-name="ro1">
          <table:table-cell office:value-type="string" calcext:value-type="string">
            <text:p>modArmorInsulatedLin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Insulated Liner Mod Schematic</text:p>
          </table:table-cell>
          <table:table-cell/>
          <table:table-cell office:value-type="string" calcext:value-type="string">
            <text:p>Podszewka z warstwą izolacji — schemat modyfikacji</text:p>
          </table:table-cell>
        </table:table-row>
        <table:table-row table:style-name="ro1">
          <table:table-cell office:value-type="string" calcext:value-type="string">
            <text:p>modArmorMuffledConnectors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Muffled Connectors Mod Schematic</text:p>
          </table:table-cell>
          <table:table-cell/>
          <table:table-cell office:value-type="string" calcext:value-type="string">
            <text:p>Wytłumione połączenia — schemat modyfikacji</text:p>
          </table:table-cell>
        </table:table-row>
        <table:table-row table:style-name="ro1">
          <table:table-cell office:value-type="string" calcext:value-type="string">
            <text:p>modArmorPlatingBasic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Plating Mod Schematic</text:p>
          </table:table-cell>
          <table:table-cell/>
          <table:table-cell office:value-type="string" calcext:value-type="string">
            <text:p>Dodatkowe płyty — schemat modyfikacji</text:p>
          </table:table-cell>
        </table:table-row>
        <table:table-row table:style-name="ro1">
          <table:table-cell office:value-type="string" calcext:value-type="string">
            <text:p>modArmorPlatingReinforced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Banded Armor Plating Mod Schematic</text:p>
          </table:table-cell>
          <table:table-cell/>
          <table:table-cell office:value-type="string" calcext:value-type="string">
            <text:p>Dodatkowe płyty z taśmami — schemat modyfikacji</text:p>
          </table:table-cell>
        </table:table-row>
        <table:table-row table:style-name="ro1">
          <table:table-cell office:value-type="string" calcext:value-type="string">
            <text:p>modArmorQuadStoragePocket</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Quad Pocket Mod</text:p>
          </table:table-cell>
          <table:table-cell/>
          <table:table-cell office:value-type="string" calcext:value-type="string">
            <text:p><text:span text:style-name="T2">Czteroczęściowy zasobnik — modyfikacja</text:span></text:p>
          </table:table-cell>
        </table:table-row>
        <table:table-row table:style-name="ro1">
          <table:table-cell office:value-type="string" calcext:value-type="string">
            <text:p>modArmorQuadStoragePocke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Quad Pocket Mod Schematic</text:p>
          </table:table-cell>
          <table:table-cell/>
          <table:table-cell office:value-type="string" calcext:value-type="string">
            <text:p><text:span text:style-name="T2">Czteroczęściowy zasobnik — schemat modyfikacji</text:span></text:p>
          </table:table-cell>
        </table:table-row>
        <table:table-row table:style-name="ro1">
          <table:table-cell office:value-type="string" calcext:value-type="string">
            <text:p>modArmorStoragePocket</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Pocket Mod</text:p>
          </table:table-cell>
          <table:table-cell/>
          <table:table-cell office:value-type="string" calcext:value-type="string">
            <text:p>Zasobnik — modyfikacja</text:p>
          </table:table-cell>
        </table:table-row>
        <table:table-row table:style-name="ro1">
          <table:table-cell office:value-type="string" calcext:value-type="string">
            <text:p>modArmorStoragePocke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Pocket Mod Schematic</text:p>
          </table:table-cell>
          <table:table-cell/>
          <table:table-cell office:value-type="string" calcext:value-type="string">
            <text:p>Zasobnik — schemat modyfikacji</text:p>
          </table:table-cell>
        </table:table-row>
        <table:table-row table:style-name="ro1">
          <table:table-cell office:value-type="string" calcext:value-type="string">
            <text:p>modArmorTripleStoragePocket</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Triple Pocket Mod</text:p>
          </table:table-cell>
          <table:table-cell/>
          <table:table-cell office:value-type="string" calcext:value-type="string">
            <text:p><text:span text:style-name="T2">Trzyczęściowy zasobnik — modyfikacja</text:span></text:p>
          </table:table-cell>
        </table:table-row>
        <table:table-row table:style-name="ro1">
          <table:table-cell office:value-type="string" calcext:value-type="string">
            <text:p>modArmorTripleStoragePocke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mor Triple Pocket Mod Schematic</text:p>
          </table:table-cell>
          <table:table-cell/>
          <table:table-cell office:value-type="string" calcext:value-type="string">
            <text:p><text:span text:style-name="T2">Trzyczęściowy zasobnik — schemat modyfikacji</text:span></text:p>
          </table:table-cell>
        </table:table-row>
        <table:table-row table:style-name="ro1">
          <table:table-cell office:value-type="string" calcext:value-type="string">
            <text:p>modArmorWaterPurifi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Water Purifier Mod Schematic</text:p>
          </table:table-cell>
          <table:table-cell/>
          <table:table-cell office:value-type="string" calcext:value-type="string">
            <text:p>Oczyszczacz wody — schemat modyfikacji</text:p>
          </table:table-cell>
        </table:table-row>
        <table:table-row table:style-name="ro1">
          <table:table-cell office:value-type="string" calcext:value-type="string">
            <text:p>modClothingCargoStoragePocket</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Clothing Double Pocket Mod</text:p>
          </table:table-cell>
          <table:table-cell/>
          <table:table-cell office:value-type="string" calcext:value-type="string">
            <text:p>Podwójna kieszeń na ubraniu — modyfikacja</text:p>
          </table:table-cell>
        </table:table-row>
        <table:table-row table:style-name="ro1">
          <table:table-cell office:value-type="string" calcext:value-type="string">
            <text:p>modClothingStoragePocket</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Clothing Pocket Mod</text:p>
          </table:table-cell>
          <table:table-cell/>
          <table:table-cell office:value-type="string" calcext:value-type="string">
            <text:p>Kieszeń na ubraniu — modyfikacja</text:p>
          </table:table-cell>
        </table:table-row>
        <table:table-row table:style-name="ro1">
          <table:table-cell office:value-type="string" calcext:value-type="string">
            <text:p>modFuelTankLarge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Motor Tool Large Tank Mod Schematic</text:p>
          </table:table-cell>
          <table:table-cell/>
          <table:table-cell office:value-type="string" calcext:value-type="string">
            <text:p>Narzędzia spalinowe — duży zbiornik, schemat modyfikacji</text:p>
          </table:table-cell>
        </table:table-row>
        <table:table-row table:style-name="ro1">
          <table:table-cell office:value-type="string" calcext:value-type="string">
            <text:p>modFuelTankSmall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Motor Tool Small Tank Mod Schematic</text:p>
          </table:table-cell>
          <table:table-cell/>
          <table:table-cell office:value-type="string" calcext:value-type="string">
            <text:p>Narzędzia spalinowe — mały zbiornik, schemat modyfikacji</text:p>
          </table:table-cell>
        </table:table-row>
        <table:table-row table:style-name="ro1">
          <table:table-cell office:value-type="string" calcext:value-type="string">
            <text:p>modGunBarrelExtend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Barrel Extender Mod Schematic</text:p>
          </table:table-cell>
          <table:table-cell/>
          <table:table-cell office:value-type="string" calcext:value-type="string">
            <text:p>Przedłużenie lufy — schemat modyfikacji</text:p>
          </table:table-cell>
        </table:table-row>
        <table:table-row table:style-name="ro1">
          <table:table-cell office:value-type="string" calcext:value-type="string">
            <text:p>modGunBipod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Bipod Mod Schematic</text:p>
          </table:table-cell>
          <table:table-cell/>
          <table:table-cell office:value-type="string" calcext:value-type="string">
            <text:p>Dwójnóg — schemat modyfikacji</text:p>
          </table:table-cell>
        </table:table-row>
        <table:table-row table:style-name="ro1">
          <table:table-cell office:value-type="string" calcext:value-type="string">
            <text:p>modGunBowArrowRes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Arrow Rest Mod Schematic</text:p>
          </table:table-cell>
          <table:table-cell/>
          <table:table-cell office:value-type="string" calcext:value-type="string">
            <text:p>Podstawka pod strzałę — schemat modyfikacji</text:p>
          </table:table-cell>
        </table:table-row>
        <table:table-row table:style-name="ro1">
          <table:table-cell office:value-type="string" calcext:value-type="string">
            <text:p>modGunBowPolymerString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Polymer String Mod Schematic</text:p>
          </table:table-cell>
          <table:table-cell/>
          <table:table-cell office:value-type="string" calcext:value-type="string">
            <text:p>Cięciwa z polimeru — schemat modyfikacji</text:p>
          </table:table-cell>
        </table:table-row>
        <table:table-row table:style-name="ro1">
          <table:table-cell office:value-type="string" calcext:value-type="string">
            <text:p>modGunChoke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hotgun Choke Mod Schematic</text:p>
          </table:table-cell>
          <table:table-cell/>
          <table:table-cell office:value-type="string" calcext:value-type="string">
            <text:p>Czok strzelby — schemat modyfikacji</text:p>
          </table:table-cell>
        </table:table-row>
        <table:table-row table:style-name="ro1">
          <table:table-cell office:value-type="string" calcext:value-type="string">
            <text:p>modGunCrippleEm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Cripple 'Em Mod Schematic</text:p>
          </table:table-cell>
          <table:table-cell/>
          <table:table-cell office:value-type="string" calcext:value-type="string">
            <text:p>Stopostop — schemat modyfikacji</text:p>
          </table:table-cell>
        </table:table-row>
        <table:table-row table:style-name="ro1">
          <table:table-cell office:value-type="string" calcext:value-type="string">
            <text:p>modGunDuckbill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hotgun Duckbill Mod Schematic</text:p>
          </table:table-cell>
          <table:table-cell/>
          <table:table-cell office:value-type="string" calcext:value-type="string">
            <text:p>Duckbill strzelby — schemat modyfikacji</text:p>
          </table:table-cell>
        </table:table-row>
        <table:table-row table:style-name="ro1">
          <table:table-cell office:value-type="string" calcext:value-type="string">
            <text:p>modGunFlashligh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Weapon Flashlight Mod Schematic</text:p>
          </table:table-cell>
          <table:table-cell/>
          <table:table-cell office:value-type="string" calcext:value-type="string">
            <text:p>Latarka do broni — schemat modyfikacji</text:p>
          </table:table-cell>
        </table:table-row>
        <table:table-row table:style-name="ro1">
          <table:table-cell office:value-type="string" calcext:value-type="string">
            <text:p>modGunForegrip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Fore Grip Mod Schematic</text:p>
          </table:table-cell>
          <table:table-cell/>
          <table:table-cell office:value-type="string" calcext:value-type="string">
            <text:p>Uchwyt przedni — schemat modyfikacji</text:p>
          </table:table-cell>
        </table:table-row>
        <table:table-row table:style-name="ro1">
          <table:table-cell office:value-type="string" calcext:value-type="string">
            <text:p>modGunLaserSigh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Laser Sight Mod Schematic</text:p>
          </table:table-cell>
          <table:table-cell/>
          <table:table-cell office:value-type="string" calcext:value-type="string">
            <text:p>Celownik laserowy — schemat modyfikacji</text:p>
          </table:table-cell>
        </table:table-row>
        <table:table-row table:style-name="ro1">
          <table:table-cell office:value-type="string" calcext:value-type="string">
            <text:p>modGunMagazineExtend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Magazine Extender Mod Schematic</text:p>
          </table:table-cell>
          <table:table-cell/>
          <table:table-cell office:value-type="string" calcext:value-type="string">
            <text:p>Przedłużenie magazynka — schemat modyfikacji</text:p>
          </table:table-cell>
        </table:table-row>
        <table:table-row table:style-name="ro1">
          <table:table-cell office:value-type="string" calcext:value-type="string">
            <text:p>modGunMeleeFlammableOil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Flammable Oil Mod Schematic</text:p>
          </table:table-cell>
          <table:table-cell/>
          <table:table-cell office:value-type="string" calcext:value-type="string">
            <text:p>Łatwopalna ropa — schemat modyfikacji</text:p>
          </table:table-cell>
        </table:table-row>
        <table:table-row table:style-name="ro1">
          <table:table-cell office:value-type="string" calcext:value-type="string">
            <text:p>modGunMeleeLiquidNitrogen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Liquid Nitrogen Mod Schematic</text:p>
          </table:table-cell>
          <table:table-cell/>
          <table:table-cell office:value-type="string" calcext:value-type="string">
            <text:p>Ciekły azot — schemat modyfikacji</text:p>
          </table:table-cell>
        </table:table-row>
        <table:table-row table:style-name="ro1">
          <table:table-cell office:value-type="string" calcext:value-type="string">
            <text:p>modGunMeleeNiCdBattery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NiCd Battery Mod Schematic</text:p>
          </table:table-cell>
          <table:table-cell/>
          <table:table-cell office:value-type="string" calcext:value-type="string">
            <text:p>Bateria NiCd — schemat modyfikacji</text:p>
          </table:table-cell>
        </table:table-row>
        <table:table-row table:style-name="ro1">
          <table:table-cell office:value-type="string" calcext:value-type="string">
            <text:p>modGunMeleeRadRemov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Rad Remover Mod Schematic</text:p>
          </table:table-cell>
          <table:table-cell/>
          <table:table-cell office:value-type="string" calcext:value-type="string">
            <text:p>Neutralizator promieniowania — schemat modyfikacji</text:p>
          </table:table-cell>
        </table:table-row>
        <table:table-row table:style-name="ro1">
          <table:table-cell office:value-type="string" calcext:value-type="string">
            <text:p>modGunMeleeTheHunt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The Hunter Mod Schematic</text:p>
          </table:table-cell>
          <table:table-cell/>
          <table:table-cell office:value-type="string" calcext:value-type="string">
            <text:p>Łowca — schemat modyfikacji</text:p>
          </table:table-cell>
        </table:table-row>
        <table:table-row table:style-name="ro1">
          <table:table-cell office:value-type="string" calcext:value-type="string">
            <text:p>modGunMuzzleBrake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Muzzle Brake Mod Schematic</text:p>
          </table:table-cell>
          <table:table-cell/>
          <table:table-cell office:value-type="string" calcext:value-type="string">
            <text:p>Hamulec wylotowy — schemat modyfikacji</text:p>
          </table:table-cell>
        </table:table-row>
        <table:table-row table:style-name="ro1">
          <table:table-cell office:value-type="string" calcext:value-type="string">
            <text:p>modGunReflexSigh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Reflex Sight Mod Schematic</text:p>
          </table:table-cell>
          <table:table-cell/>
          <table:table-cell office:value-type="string" calcext:value-type="string">
            <text:p>Celownik kolimatorowy — schemat modyfikacji</text:p>
          </table:table-cell>
        </table:table-row>
        <table:table-row table:style-name="ro1">
          <table:table-cell office:value-type="string" calcext:value-type="string">
            <text:p>modGunRetractingStock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Retracting Stock Mod Schematic</text:p>
          </table:table-cell>
          <table:table-cell/>
          <table:table-cell office:value-type="string" calcext:value-type="string">
            <text:p>Wysuwana kolba — schemat modyfikacji</text:p>
          </table:table-cell>
        </table:table-row>
        <table:table-row table:style-name="ro1">
          <table:table-cell office:value-type="string" calcext:value-type="string">
            <text:p>modGunScopeLarge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cope 8x Mod Schematic</text:p>
          </table:table-cell>
          <table:table-cell/>
          <table:table-cell office:value-type="string" calcext:value-type="string">
            <text:p>Luneta 8x — schemat modyfikacji</text:p>
          </table:table-cell>
        </table:table-row>
        <table:table-row table:style-name="ro1">
          <table:table-cell office:value-type="string" calcext:value-type="string">
            <text:p>modGunScopeMedium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cope 4x Mod Schematic</text:p>
          </table:table-cell>
          <table:table-cell/>
          <table:table-cell office:value-type="string" calcext:value-type="string">
            <text:p>Luneta 4x — schemat modyfikacji</text:p>
          </table:table-cell>
        </table:table-row>
        <table:table-row table:style-name="ro1">
          <table:table-cell office:value-type="string" calcext:value-type="string">
            <text:p>modGunScopeSmall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cope 2x Mod Schematic</text:p>
          </table:table-cell>
          <table:table-cell/>
          <table:table-cell office:value-type="string" calcext:value-type="string">
            <text:p>Luneta 2x — schemat modyfikacji</text:p>
          </table:table-cell>
        </table:table-row>
        <table:table-row table:style-name="ro1">
          <table:table-cell office:value-type="string" calcext:value-type="string">
            <text:p>modGunSoundSuppressorSilenc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ilencer Mod Schematic</text:p>
          </table:table-cell>
          <table:table-cell/>
          <table:table-cell office:value-type="string" calcext:value-type="string">
            <text:p>Tłumik — schemat modyfikacji</text:p>
          </table:table-cell>
        </table:table-row>
        <table:table-row table:style-name="ro1">
          <table:table-cell office:value-type="string" calcext:value-type="string">
            <text:p>modGunTriggerGroupAutomatic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Trigger Group: Full Auto Mod Schematic</text:p>
          </table:table-cell>
          <table:table-cell/>
          <table:table-cell office:value-type="string" calcext:value-type="string">
            <text:p>Mechanizm spustowy: W pełni automatyczny — schemat modyfikacji</text:p>
          </table:table-cell>
        </table:table-row>
        <table:table-row table:style-name="ro1">
          <table:table-cell office:value-type="string" calcext:value-type="string">
            <text:p>modGunTriggerGroupBurst3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Trigger Group: Burst Mod Schematic</text:p>
          </table:table-cell>
          <table:table-cell/>
          <table:table-cell office:value-type="string" calcext:value-type="string">
            <text:p>Mechanizm spustowy: Seryjny — schemat modyfikacji</text:p>
          </table:table-cell>
        </table:table-row>
        <table:table-row table:style-name="ro1">
          <table:table-cell office:value-type="string" calcext:value-type="string">
            <text:p>modGunTriggerGroupSemi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Trigger Group: Semi Mod Schematic</text:p>
          </table:table-cell>
          <table:table-cell/>
          <table:table-cell office:value-type="string" calcext:value-type="string">
            <text:p>Mechanizm spustowy: Półautomatyczny — schemat modyfikacji</text:p>
          </table:table-cell>
        </table:table-row>
        <table:table-row table:style-name="ro1">
          <table:table-cell office:value-type="string" calcext:value-type="string">
            <text:p>modMeleeBunkerBust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Bunker Buster Mod Schematic</text:p>
          </table:table-cell>
          <table:table-cell/>
          <table:table-cell office:value-type="string" calcext:value-type="string">
            <text:p>Niszczyciel bunkrów — schemat modyfikacji</text:p>
          </table:table-cell>
        </table:table-row>
        <table:table-row table:style-name="ro1">
          <table:table-cell office:value-type="string" calcext:value-type="string">
            <text:p>modMeleeClubBarbedWire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Barbed Wire Mod Schematic</text:p>
          </table:table-cell>
          <table:table-cell/>
          <table:table-cell office:value-type="string" calcext:value-type="string">
            <text:p>Drut kolczasty — schemat modyfikacji</text:p>
          </table:table-cell>
        </table:table-row>
        <table:table-row table:style-name="ro1">
          <table:table-cell office:value-type="string" calcext:value-type="string">
            <text:p>modMeleeClubBurningShaft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office:annotation draw:style-name="gr4" draw:text-style-name="P2" svg:width="1.1394in" svg:height="0.7004in" svg:x="5.5728in" svg:y="3894.9681in" draw:caption-point-x="-0.2433in" draw:caption-point-y="-3879.4976in">
              <dc:creator>Unknown Author</dc:creator>
              <dc:date>2024-10-13T21:58:00</dc:date>
              <text:p text:style-name="P1"><text:span text:style-name="T1">Check all mod schematic</text:span></text:p>
              <text:p text:style-name="P1"><text:span text:style-name="T1"/></text:p>
            </office:annotation>
            <text:p>Burning Shaft Mod Schematic</text:p>
          </table:table-cell>
          <table:table-cell/>
          <table:table-cell office:value-type="string" calcext:value-type="string">
            <text:p>Płonący drąg — schemat modyfikacji</text:p>
          </table:table-cell>
        </table:table-row>
        <table:table-row table:style-name="ro1">
          <table:table-cell office:value-type="string" calcext:value-type="string">
            <text:p>modMeleeClubMetalChain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Metal Chain Mod Schematic</text:p>
          </table:table-cell>
          <table:table-cell/>
          <table:table-cell office:value-type="string" calcext:value-type="string">
            <text:p>Metalowy łańcuch — schemat modyfikacji</text:p>
          </table:table-cell>
        </table:table-row>
        <table:table-row table:style-name="ro1">
          <table:table-cell office:value-type="string" calcext:value-type="string">
            <text:p>modMeleeClubMetalSpikes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Metal Spikes Mod Schematic</text:p>
          </table:table-cell>
          <table:table-cell/>
          <table:table-cell office:value-type="string" calcext:value-type="string">
            <text:p>Metalowe kolce — schemat modyfikacji</text:p>
          </table:table-cell>
        </table:table-row>
        <table:table-row table:style-name="ro1">
          <table:table-cell office:value-type="string" calcext:value-type="string">
            <text:p>modMeleeErgonomicGrip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Ergonomic Grip Mod Schematic</text:p>
          </table:table-cell>
          <table:table-cell/>
          <table:table-cell office:value-type="string" calcext:value-type="string">
            <text:p>Ergonomiczny uchwyt — schemat modyfikacji</text:p>
          </table:table-cell>
        </table:table-row>
        <table:table-row table:style-name="ro1">
          <table:table-cell office:value-type="string" calcext:value-type="string">
            <text:p>modMeleeFiremansAxeModDes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Deal 25% more damage to blocks but 25% less damage to enemies.</text:p>
          </table:table-cell>
          <table:table-cell/>
          <table:table-cell office:value-type="string" calcext:value-type="string">
            <text:p>Premia 25% do obrażeń zadawanych blokom i kara 25% do obrażeń zadawanych wrogom.</text:p>
          </table:table-cell>
        </table:table-row>
        <table:table-row table:style-name="ro1">
          <table:table-cell office:value-type="string" calcext:value-type="string">
            <text:p>modMeleeFortifyingGrip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Fortifying Grip Mod Schematic</text:p>
          </table:table-cell>
          <table:table-cell/>
          <table:table-cell office:value-type="string" calcext:value-type="string">
            <text:p>Wzmacniający uchwyt — schemat modyfikacji</text:p>
          </table:table-cell>
        </table:table-row>
        <table:table-row table:style-name="ro1">
          <table:table-cell office:value-type="string" calcext:value-type="string">
            <text:p>modMeleeGraveDigg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Grave Digger Mod Schematic</text:p>
          </table:table-cell>
          <table:table-cell/>
          <table:table-cell office:value-type="string" calcext:value-type="string">
            <text:p>Grabarz — schemat modyfikacji</text:p>
          </table:table-cell>
        </table:table-row>
        <table:table-row table:style-name="ro1">
          <table:table-cell office:value-type="string" calcext:value-type="string">
            <text:p>modMeleeIronBreak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Iron Breaker Mod Schematic</text:p>
          </table:table-cell>
          <table:table-cell/>
          <table:table-cell office:value-type="string" calcext:value-type="string">
            <text:p>Żelazołamacz — schemat modyfikacji</text:p>
          </table:table-cell>
        </table:table-row>
        <table:table-row table:style-name="ro1">
          <table:table-cell office:value-type="string" calcext:value-type="string">
            <text:p>modMeleeSerratedBlade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errated Blade Mod Schematic</text:p>
          </table:table-cell>
          <table:table-cell/>
          <table:table-cell office:value-type="string" calcext:value-type="string">
            <text:p>Ząbkowane ostrze — schemat modyfikacji</text:p>
          </table:table-cell>
        </table:table-row>
        <table:table-row table:style-name="ro1">
          <table:table-cell office:value-type="string" calcext:value-type="string">
            <text:p>modMeleeStructuralBrace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tructural Brace Mod Schematic</text:p>
          </table:table-cell>
          <table:table-cell/>
          <table:table-cell office:value-type="string" calcext:value-type="string">
            <text:p>Wzmocnienie struktury — schemat modyfikacji</text:p>
          </table:table-cell>
        </table:table-row>
        <table:table-row table:style-name="ro1">
          <table:table-cell office:value-type="string" calcext:value-type="string">
            <text:p>modMeleeWeightedHead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Weighted Head Mod Schematic</text:p>
          </table:table-cell>
          <table:table-cell/>
          <table:table-cell office:value-type="string" calcext:value-type="string">
            <text:p>Wyważona głownia — schemat modyfikacji</text:p>
          </table:table-cell>
        </table:table-row>
        <table:table-row table:style-name="ro1">
          <table:table-cell office:value-type="string" calcext:value-type="string">
            <text:p>modMeleeWoodSplitter</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Wood Splitter Mod</text:p>
          </table:table-cell>
          <table:table-cell/>
          <table:table-cell office:value-type="string" calcext:value-type="string">
            <text:p>Rozłupywarka drewna — modyfikacja</text:p>
          </table:table-cell>
        </table:table-row>
        <table:table-row table:style-name="ro1">
          <table:table-cell office:value-type="string" calcext:value-type="string">
            <text:p>modMeleeWoodSplitt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Wood Splitter Mod Schematic</text:p>
          </table:table-cell>
          <table:table-cell/>
          <table:table-cell office:value-type="string" calcext:value-type="string">
            <text:p>Rozłupywarka drewna — schemat modyfikacji</text:p>
          </table:table-cell>
        </table:table-row>
        <table:table-row table:style-name="ro1">
          <table:table-cell office:value-type="string" calcext:value-type="string">
            <text:p>modRadiationReady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Radiation Ready Mod Schematic</text:p>
          </table:table-cell>
          <table:table-cell/>
          <table:table-cell office:value-type="string" calcext:value-type="string">
            <text:p>Zabezpieczenie przed promieniowaniem — schemat modyfikacji</text:p>
          </table:table-cell>
        </table:table-row>
        <table:table-row table:style-name="ro1">
          <table:table-cell office:value-type="string" calcext:value-type="string">
            <text:p>modShotgunSawedOffBarrel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Sawed-off Shotgun Mod Schematic</text:p>
          </table:table-cell>
          <table:table-cell/>
          <table:table-cell office:value-type="string" calcext:value-type="string">
            <text:p>Obrzyn — schemat modyfikacji</text:p>
          </table:table-cell>
        </table:table-row>
        <table:table-row table:style-name="ro1">
          <table:table-cell office:value-type="string" calcext:value-type="string">
            <text:p>modVehicleFuelSav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Vehicle Fuel Saver Mod Schematic</text:p>
          </table:table-cell>
          <table:table-cell/>
          <table:table-cell office:value-type="string" calcext:value-type="string">
            <text:p>Zestaw redukujący spalanie — schemat modyfikacji</text:p>
          </table:table-cell>
        </table:table-row>
        <table:table-row table:style-name="ro1">
          <table:table-cell office:value-type="string" calcext:value-type="string">
            <text:p>modVehicleOffRoadHeadlights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Vehicle Off Road Headlights Mod Schematic</text:p>
          </table:table-cell>
          <table:table-cell/>
          <table:table-cell office:value-type="string" calcext:value-type="string">
            <text:p>Reflektory terenowe pojazdu – schemat modyfikacji</text:p>
          </table:table-cell>
        </table:table-row>
        <table:table-row table:style-name="ro1">
          <table:table-cell office:value-type="string" calcext:value-type="string">
            <text:p>modVehiclePlow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Vehicle Plow Mod Schematic</text:p>
          </table:table-cell>
          <table:table-cell/>
          <table:table-cell office:value-type="string" calcext:value-type="string">
            <text:p>Pług pojazdu — schemat modyfikacji</text:p>
          </table:table-cell>
        </table:table-row>
        <table:table-row table:style-name="ro1">
          <table:table-cell office:value-type="string" calcext:value-type="string">
            <text:p>modVehicleSuperChargerSchematic</text:p>
          </table:table-cell>
          <table:table-cell office:value-type="string" calcext:value-type="string">
            <text:p>item_modifiers</text:p>
          </table:table-cell>
          <table:table-cell office:value-type="string" calcext:value-type="string">
            <text:p>Mod</text:p>
          </table:table-cell>
          <table:table-cell table:number-columns-repeated="2"/>
          <table:table-cell office:value-type="string" calcext:value-type="string">
            <text:p>Vehicle Super Charger Mod Schematic</text:p>
          </table:table-cell>
          <table:table-cell/>
          <table:table-cell office:value-type="string" calcext:value-type="string">
            <text:p>Turbodoładowanie pojazdu – schemat modyfikacji</text:p>
          </table:table-cell>
        </table:table-row>
        <table:table-row table:style-name="ro1">
          <table:table-cell office:value-type="string" calcext:value-type="string">
            <text:p>adminModSchematicDesc</text:p>
          </table:table-cell>
          <table:table-cell office:value-type="string" calcext:value-type="string">
            <text:p>items</text:p>
          </table:table-cell>
          <table:table-cell office:value-type="string" calcext:value-type="string">
            <text:p>Admin</text:p>
          </table:table-cell>
          <table:table-cell table:number-columns-repeated="2"/>
          <table:table-cell office:value-type="string" calcext:value-type="string">
            <text:p>Learn all of the Mod Schematics instantly!</text:p>
          </table:table-cell>
          <table:table-cell/>
          <table:table-cell office:value-type="string" calcext:value-type="string">
            <text:p>Błyskawicznie zdobądź wszystkie schematy modyfikacji!</text:p>
          </table:table-cell>
        </table:table-row>
        <table:table-row table:style-name="ro1">
          <table:table-cell office:value-type="string" calcext:value-type="string">
            <text:p>drinkJarFullRespecAdminPromptDesc</text:p>
          </table:table-cell>
          <table:table-cell office:value-type="string" calcext:value-type="string">
            <text:p>items</text:p>
          </table:table-cell>
          <table:table-cell office:value-type="string" calcext:value-type="string">
            <text:p>Admin</text:p>
          </table:table-cell>
          <table:table-cell table:number-columns-repeated="2"/>
          <table:table-cell table:style-name="ce6" office:value-type="string" calcext:value-type="string">
            <text:p>Are you sure you want to reset all of your levels, skills, books, and crafting magazines?\n\nThere will be no refund of any skill points earned.</text:p>
          </table:table-cell>
          <table:table-cell table:style-name="ce6"/>
          <table:table-cell table:style-name="ce8" office:value-type="string" calcext:value-type="string">
            <text:p>Czy na pewno chcesz zresetować wszystkie poziomy, umiejętności, książki i czasopisma?\n\nNie odzyskasz żadnych zdobytych punktów umiejętności.</text:p>
          </table:table-cell>
        </table:table-row>
        <table:table-row table:style-name="ro1">
          <table:table-cell office:value-type="string" calcext:value-type="string">
            <text:p>drinkJarFullRespecAdminTooltip</text:p>
          </table:table-cell>
          <table:table-cell office:value-type="string" calcext:value-type="string">
            <text:p>items</text:p>
          </table:table-cell>
          <table:table-cell office:value-type="string" calcext:value-type="string">
            <text:p>Admin</text:p>
          </table:table-cell>
          <table:table-cell table:number-columns-repeated="2"/>
          <table:table-cell table:style-name="ce6" office:value-type="string" calcext:value-type="string">
            <text:p>All levels, skills, books, and crafting magazines have been reset.</text:p>
          </table:table-cell>
          <table:table-cell table:style-name="ce6"/>
          <table:table-cell table:style-name="ce8" office:value-type="string" calcext:value-type="string">
            <text:p>Zresetowano wszystkie poziomy, umiejętności, książki i czasopisma.</text:p>
          </table:table-cell>
        </table:table-row>
        <table:table-row table:style-name="ro1">
          <table:table-cell office:value-type="string" calcext:value-type="string">
            <text:p>armorClothGroup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Light armor will encumber you a little and provides some protection against damage.\nIt will not protect you from the weather.\n\nRepair with cloth.\nScrap to cloth.</text:p>
          </table:table-cell>
          <table:table-cell/>
          <table:table-cell office:value-type="string" calcext:value-type="string">
            <text:p>Lekki pancerz nieznacznie obciąża i słabo chroni przed obrażeniami.\nNie licz na ochronę przed pogodą.\n\nNaprawisz to tkaniną.\nZezłomuj, by uzyskać tkaninę.</text:p>
          </table:table-cell>
        </table:table-row>
        <table:table-row table:style-name="ro1">
          <table:table-cell office:value-type="string" calcext:value-type="string">
            <text:p>armorFirefightersHelmet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This helmet offers very good defense &amp; added heat resistance.\n\nRepair with a Repair Kit.\nScrap to Iron.</text:p>
          </table:table-cell>
          <table:table-cell/>
          <table:table-cell office:value-type="string" calcext:value-type="string">
            <text:p>Hełm dobrze chroni przed obrażeniami i zapewnia dodatkową odporność na ogień.\n\nNapraw zestawem naprawczym.\nZezłomuj, by uzyskać żelazo.</text:p>
          </table:table-cell>
        </table:table-row>
        <table:table-row table:style-name="ro1">
          <table:table-cell office:value-type="string" calcext:value-type="string">
            <text:p>armorFootballHelmet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Get great concussive &amp; puncture defense &amp; you can cheer for your favorite team as if organized football still existed.\n\nRepair with a Repair Kit.\nScrap to scrap polymers.</text:p>
          </table:table-cell>
          <table:table-cell/>
          <table:table-cell office:value-type="string" calcext:value-type="string">
            <text:p>Nie dość, że kask zabezpieczy cię przed ranami od broni obuchowej i kłutej, możesz kibicować ulubionej drużynie, zupełnie jakby futbol amerykański nadal istniał.\n\nNapraw zestawem naprawczym.\nZezłomuj, by uzyskać resztki polimerów.</text:p>
          </table:table-cell>
        </table:table-row>
        <table:table-row table:style-name="ro1">
          <table:table-cell office:value-type="string" calcext:value-type="string">
            <text:p>armorHeavyGroup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Heavy armor will encumber you but provides good protection against damage.\nIt will not protect you from the weather.\n\nRepair with a Repair Kit.\nScrap to Iron.</text:p>
          </table:table-cell>
          <table:table-cell/>
          <table:table-cell office:value-type="string" calcext:value-type="string">
            <text:p>Ciężki pancerz obciąża, za to dobrze chroni przed obrażeniami.\nNie licz na ochronę przed pogodą.\n\nNapraw zestawem naprawczym.\nZezłomuj, by uzyskać żelazo.</text:p>
          </table:table-cell>
        </table:table-row>
        <table:table-row table:style-name="ro1">
          <table:table-cell office:value-type="string" calcext:value-type="string">
            <text:p>armorLeatherGroup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Light armor will encumber you a little and provides some protection against damage.\nIt will not protect you from the weather.\n\nRepair with a Repair Kit.\nScrap to leather.</text:p>
          </table:table-cell>
          <table:table-cell/>
          <table:table-cell office:value-type="string" calcext:value-type="string">
            <text:p>Lekki pancerz nieznacznie obciąża i słabo chroni przed obrażeniami.\nNie licz na ochronę przed pogodą.\n\nNapraw zestawem naprawczym.\nZezłomuj, by uzyskać skórę.</text:p>
          </table:table-cell>
        </table:table-row>
        <table:table-row table:style-name="ro1">
          <table:table-cell office:value-type="string" calcext:value-type="string">
            <text:p>armorMilitaryGroup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Light armor will encumber you a little and provides some protection against damage.\nIt will not protect you from the weather.\n\nRepair with a Repair Kit.\nScrap to military armor parts.</text:p>
          </table:table-cell>
          <table:table-cell/>
          <table:table-cell office:value-type="string" calcext:value-type="string">
            <text:p>Lekki pancerz nieznacznie obciąża i słabo chroni przed obrażeniami.\nNie licz na ochronę przed pogodą.\n\nNapraw zestawem naprawczym.\nZezłomuj, by uzyskać części wojskowego pancerza.</text:p>
          </table:table-cell>
        </table:table-row>
        <table:table-row table:style-name="ro1">
          <table:table-cell office:value-type="string" calcext:value-type="string">
            <text:p>armorMilitaryStealthBoots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These military stealth boots have no stamina use penalty and muffle noise from movement.\n\nRepair with a Repair Kit.\nScrap to military armor parts.</text:p>
          </table:table-cell>
          <table:table-cell/>
          <table:table-cell office:value-type="string" calcext:value-type="string">
            <text:p>Buty nie zwiększają wykorzystania wytrzymałości i wyciszają odgłosy poruszania się.\n\nNapraw zestawem naprawczym.\nZezłomuj, by uzyskać części wojskowego pancerza.</text:p>
          </table:table-cell>
        </table:table-row>
        <table:table-row table:style-name="ro1">
          <table:table-cell office:value-type="string" calcext:value-type="string">
            <text:p>armorMiningHelmet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This helmet offers good defense and is usually found with a helmet light installed.\nPress F to activate. Hold F to activate multiple items.\n\nRepair with a Repair Kit.\nScrap to scrap polymers.</text:p>
          </table:table-cell>
          <table:table-cell/>
          <table:table-cell office:value-type="string" calcext:value-type="string">
            <text:p>Hełm dobrze chroni przed obrażeniami i często można znaleźć wersję z zamontowaną lampką.\nAby aktywować, przyciśnij klawisz F. Przyciśnij klawisz F, aby aktywować wiele przedmiotów.\n\nNapraw zestawem naprawczym.\nZezłomuj, by uzyskać resztki polimerów.</text:p>
          </table:table-cell>
        </table:table-row>
        <table:table-row table:style-name="ro1">
          <table:table-cell office:value-type="string" calcext:value-type="string">
            <text:p>armorScrap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Heavy armor will encumber you but provides good protection against damage.\nIt will not protect you from the weather.\n\nRepair with Iron.\nScrap to Iron.</text:p>
          </table:table-cell>
          <table:table-cell/>
          <table:table-cell office:value-type="string" calcext:value-type="string">
            <text:p>Ciężki pancerz obciąża, za to dobrze chroni przed obrażeniami.\nNie licz na ochronę przed pogodą.\n\nNaprawisz to żelazem.\nZezłomuj, by uzyskać żelazo.</text:p>
          </table:table-cell>
        </table:table-row>
        <table:table-row table:style-name="ro1">
          <table:table-cell office:value-type="string" calcext:value-type="string">
            <text:p>armorSteelGroupDesc</text:p>
          </table:table-cell>
          <table:table-cell office:value-type="string" calcext:value-type="string">
            <text:p>items</text:p>
          </table:table-cell>
          <table:table-cell office:value-type="string" calcext:value-type="string">
            <text:p>Clothes</text:p>
          </table:table-cell>
          <table:table-cell table:number-columns-repeated="2"/>
          <table:table-cell office:value-type="string" calcext:value-type="string">
            <text:p>Heavy armor will encumber you but provides good protection against damage.\nIt will not protect you from the weather.\n\nRepair with a Repair Kit.\nScrap to steel armor parts.</text:p>
          </table:table-cell>
          <table:table-cell/>
          <table:table-cell office:value-type="string" calcext:value-type="string">
            <text:p>Ciężki pancerz obciąża, za to dobrze chroni przed obrażeniami.\nNie licz na ochronę przed pogodą.\n\nNapraw zestawem naprawczym.\nZezłomuj, by uzyskać części stalowego pancerza.</text:p>
          </table:table-cell>
        </table:table-row>
        <table:table-row table:style-name="ro1">
          <table:table-cell office:value-type="string" calcext:value-type="string">
            <text:p>gunBotT1JunkSledge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You may not be good at punching but you have the technology.\nYou can also deploy this on the ground using the Secondary action.\n\nRepair with a Repair Kit.\nScrap to Robotics Parts.</text:p>
          </table:table-cell>
          <table:table-cell/>
          <table:table-cell office:value-type="string" calcext:value-type="string">
            <text:p>Może nie potrafisz dobrze przywalić piąchą, ale masz za to technologię.\nUżywając akcji pomocniczej, możesz rozstawić to na ziemi.\n\nNapraw zestawem naprawczym.\nZezłomuj, by uzyskać robotyczne części.</text:p>
          </table:table-cell>
        </table:table-row>
        <table:table-row table:style-name="ro1">
          <table:table-cell office:value-type="string" calcext:value-type="string">
            <text:p>gunBotT2JunkTurret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contraption can be fired and reloaded like a gun. It uses Robotic Turret Ammo for ammunition.\nYou can also deploy it on the ground using the Secondary action.\n\nRepair with a Repair Kit.\nScrap to Robotics Parts.</text:p>
          </table:table-cell>
          <table:table-cell/>
          <table:table-cell office:value-type="string" calcext:value-type="string">
            <text:p>Strzela i przeładowuje się jak zwykła broń palna. Używa amunicji do robotycznej wieżyczki.\nUżywając akcji pomocniczej, możesz rozstawić wieżyczkę na ziemi.\n\nNapraw zestawem naprawczym\nZezłomuj, by uzyskać robotyczne części.</text:p>
          </table:table-cell>
        </table:table-row>
        <table:table-row table:style-name="ro1">
          <table:table-cell office:value-type="string" calcext:value-type="string">
            <text:p>gunBotT3JunkDrone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Crafted from robotic parts and scrap, the robotic drone is the ultimate companion in the apocalypse. It can heal you and carry some items.\n\nRepair with a Repair Kit.\nScrap to Robotics Parts.</text:p>
          </table:table-cell>
          <table:table-cell/>
          <table:table-cell office:value-type="string" calcext:value-type="string">
            <text:p>Robotyczny dron, wytwarzany z robotycznych części i złomu, to najlepszy towarzysz po apokalipsie. Może cię wyleczyć, pomóc w walce i nosić trochę przedmiotów.\n\nNapraw zestawem naprawczym.\nZezłomuj, by uzyskać robotyczne części.</text:p>
          </table:table-cell>
        </table:table-row>
        <table:table-row table:style-name="ro1">
          <table:table-cell office:value-type="string" calcext:value-type="string">
            <text:p>gunBowT0PrimitiveBow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Good for hunting and killing zombies. Uses arrows for ammunition.\nHold reload to use alternate ammo.\n\nRepair with Wood.\nScrap to Wood.</text:p>
          </table:table-cell>
          <table:table-cell/>
          <table:table-cell office:value-type="string" calcext:value-type="string">
            <text:p>Dobry do polowań i zabijania zombie. Potrzebujesz do niego strzał.\nPrzytrzymaj klawisz przeładowania, aby zmienić typ amunicji.\n\nNapraw z użyciem drewna.\nZezłomuj, by uzyskać drewno.</text:p>
          </table:table-cell>
        </table:table-row>
        <table:table-row table:style-name="ro1">
          <table:table-cell office:value-type="string" calcext:value-type="string">
            <text:p>gunBowT1IronCrossbow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crossbow is slow to reload but does more damage than a bow.\nThis weapon can be fired underwater.\nHold reload to use alternate ammo.\n\nRepair with a Repair Kit.\nScrap to Bow / Crossbow Parts.</text:p>
          </table:table-cell>
          <table:table-cell/>
          <table:table-cell office:value-type="string" calcext:value-type="string">
            <text:p>Ładowanie kuszy trwa dłużej niż łuku, ale zadaje więcej obrażeń.\nZ broni można korzystać pod wodą.\nPrzytrzymaj klawisz przeładowania, aby zmienić typ amunicji.\n\nNapraw zestawem naprawczym.\nZezłomuj, by uzyskać części łuku / kuszy.</text:p>
          </table:table-cell>
        </table:table-row>
        <table:table-row table:style-name="ro1">
          <table:table-cell office:value-type="string" calcext:value-type="string">
            <text:p>gunBowT1WoodenBow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Good for hunting and killing zombies. Uses arrows for ammunition.\nHold reload to use alternate ammo.\n\nRepair with a Repair Kit.\nScrap to Bow / Crossbow Parts.</text:p>
          </table:table-cell>
          <table:table-cell/>
          <table:table-cell office:value-type="string" calcext:value-type="string">
            <text:p>Dobry do polowań i zabijania zombie. Potrzebujesz do niego strzał.\nPrzytrzymaj klawisz przeładowania, aby zmienić typ amunicji.\n\nNapraw zestawem naprawczym.\nZezłomuj, by uzyskać części łuku / kuszy.</text:p>
          </table:table-cell>
        </table:table-row>
        <table:table-row table:style-name="ro1">
          <table:table-cell office:value-type="string" calcext:value-type="string">
            <text:p>gunBowT3CompoundBow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compound bow does more damage and arrows fly straighter which makes it easier to aim.\n\nRepair with a Repair Kit.\nScrap to Bow / Crossbow Parts.</text:p>
          </table:table-cell>
          <table:table-cell/>
          <table:table-cell office:value-type="string" calcext:value-type="string">
            <text:p>Łuk bloczkowy zadaje więcej obrażeń, a wystrzelone z niego strzały lecą po prostszej linii, co ułatwia celowanie.\n\nNapraw zestawem naprawczym.\nZezłomuj, by uzyskać części łuku / kuszy.</text:p>
          </table:table-cell>
        </table:table-row>
        <table:table-row table:style-name="ro1">
          <table:table-cell office:value-type="string" calcext:value-type="string">
            <text:p>gunExplosivesT3RocketLauncher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Rocket Launcher shoots rocket propelled grenades.\n\nRepair with a Repair Kit.\nScrap to Rocket Launcher parts.</text:p>
          </table:table-cell>
          <table:table-cell/>
          <table:table-cell office:value-type="string" calcext:value-type="string">
            <text:p>Wyrzutnia rakiet wystrzeliwuje granaty z dodatkowym napędem rakietowym.\n\nNapraw zestawem naprawczym.\nZezłomuj, by uzyskać części wyrzutni rakiet.</text:p>
          </table:table-cell>
        </table:table-row>
        <table:table-row table:style-name="ro1">
          <table:table-cell office:value-type="string" calcext:value-type="string">
            <text:p>gunHandgunT0PipePistol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home-made pistol firing 9mm ammo.\n\nRepair with Short Iron Pipe.\nScrap to Iron.</text:p>
          </table:table-cell>
          <table:table-cell/>
          <table:table-cell office:value-type="string" calcext:value-type="string">
            <text:p>Domowej roboty pistolet strzelający amunicją kalibru 9 mm.\n\nNapraw krótką żelazną rurą.\nZezłomuj, by uzyskać żelazo.</text:p>
          </table:table-cell>
        </table:table-row>
        <table:table-row table:style-name="ro1">
          <table:table-cell office:value-type="string" calcext:value-type="string">
            <text:p>gunHandgunT1Pistol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basic pistol that uses 9mm ammo.\n\nRepair with a Repair Kit.\nScrap to Handgun Parts.</text:p>
          </table:table-cell>
          <table:table-cell/>
          <table:table-cell office:value-type="string" calcext:value-type="string">
            <text:p>Podstawowy pistolet kalibru 9 mm.\n\nNapraw zestawem naprawczym.\nZezłomuj, by uzyskać części broni krótkiej.</text:p>
          </table:table-cell>
        </table:table-row>
        <table:table-row table:style-name="ro1">
          <table:table-cell office:value-type="string" calcext:value-type="string">
            <text:p>gunHandgunT2Magnum44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e .44 Magnum is the king of handguns. It's the most powerful but makes the most noise. Wield this bad boy and make Clint proud.\n\nRepair with a Repair Kit.\nScrap to Handgun Parts.</text:p>
          </table:table-cell>
          <table:table-cell/>
          <table:table-cell office:value-type="string" calcext:value-type="string">
            <text:p>Magnum .44 to król broni krótkiej. Jego moc jest niezrównana, ale jest wyjątkowo hałaśliwy. Pamiętaj, że Clint jest dumny z każdego strzału.\n\nNapraw zestawem naprawczym.\nZezłomuj, by uzyskać części broni krótkiej.</text:p>
          </table:table-cell>
        </table:table-row>
        <table:table-row table:style-name="ro1">
          <table:table-cell office:value-type="string" calcext:value-type="string">
            <text:p>gunHandgunT3DesertVulture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heavy pistol uses .44 Magnum ammo.\n\nRepair with a Repair Kit.\nScrap to Handgun Parts.</text:p>
          </table:table-cell>
          <table:table-cell/>
          <table:table-cell office:value-type="string" calcext:value-type="string">
            <text:p>Ten ciężki pistolet korzysta z amunicja Magnum .44.\n\nNapraw zestawem naprawczym\nZezłomuj, by uzyskać części broni krótkiej.</text:p>
          </table:table-cell>
        </table:table-row>
        <table:table-row table:style-name="ro1">
          <table:table-cell office:value-type="string" calcext:value-type="string">
            <text:p>gunHandgunT3SMG5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submachine gun uses 9mm ammo.\n\nRepair with a Repair Kit.\nScrap to Handgun Parts.</text:p>
          </table:table-cell>
          <table:table-cell/>
          <table:table-cell office:value-type="string" calcext:value-type="string">
            <text:p>Podstawowy pistolet maszynowy kalibru 9 mm.\n\nNapraw zestawem naprawczym.\nZezłomuj, by uzyskać części broni krótkiej.</text:p>
          </table:table-cell>
        </table:table-row>
        <table:table-row table:style-name="ro1">
          <table:table-cell office:value-type="string" calcext:value-type="string">
            <text:p>gunMGT0PipeMachineGun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home-made automatic weapon firing 7.62mm ammo.\n\nRepair with Short Iron Pipe.\nScrap to Iron.</text:p>
          </table:table-cell>
          <table:table-cell/>
          <table:table-cell office:value-type="string" calcext:value-type="string">
            <text:p>Domowej roboty broń automatyczna strzelająca amunicją kalibru 7,62 mm.\n\nNapraw krótką żelazną rurą.\nZezłomuj, by uzyskać żelazo.</text:p>
          </table:table-cell>
        </table:table-row>
        <table:table-row table:style-name="ro1">
          <table:table-cell office:value-type="string" calcext:value-type="string">
            <text:p>gunMGT1AK47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badass AK-47 Machine Gun uses 7.62mm ammo.\n\nRepair with a Repair Kit.\nScrap to Machine Gun Parts.</text:p>
          </table:table-cell>
          <table:table-cell/>
          <table:table-cell office:value-type="string" calcext:value-type="string">
            <text:p>Kozacki karabin maszynowy AK-47 kalibru 7,62 mm.\n\nNapraw zestawem naprawczym.\nZezłomuj, by uzyskać części karabinu maszynowego.</text:p>
          </table:table-cell>
        </table:table-row>
        <table:table-row table:style-name="ro1">
          <table:table-cell office:value-type="string" calcext:value-type="string">
            <text:p>gunMGT2TacticalAR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Tactical Assault Rifle uses 7.62mm ammo.\n\nRepair with a Repair Kit.\nScrap to Machine Gun Parts.</text:p>
          </table:table-cell>
          <table:table-cell/>
          <table:table-cell office:value-type="string" calcext:value-type="string">
            <text:p>Taktyczny karabin automatyczny kalibru 7,62 mm.\n\nNapraw zestawem naprawczym.\nZezłomuj, by uzyskać części karabinu maszynowego.</text:p>
          </table:table-cell>
        </table:table-row>
        <table:table-row table:style-name="ro1">
          <table:table-cell office:value-type="string" calcext:value-type="string">
            <text:p>gunMGT3M60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Machine guns are somewhat cumbersome to use but excel at automatic fire. This one uses 7.62mm ammo.\n\nRepair with a Repair Kit.\nScrap to Machine Gun Parts.</text:p>
          </table:table-cell>
          <table:table-cell/>
          <table:table-cell office:value-type="string" calcext:value-type="string">
            <text:p>Karabiny maszynowe są nieporęczne, ale wystrzeliwują grad pocisków. Kaliber 7,62 mm.\n\nNapraw zestawem naprawczym.\nZezłomuj, by uzyskać części karabinu maszynowego.</text:p>
          </table:table-cell>
        </table:table-row>
        <table:table-row table:style-name="ro1">
          <table:table-cell office:value-type="string" calcext:value-type="string">
            <text:p>gunRifleT0PipeRifle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home-made rifle firing 7.62mm ammo.\n\nRepair with Short Iron Pipe.\nScrap to Iron.</text:p>
          </table:table-cell>
          <table:table-cell/>
          <table:table-cell office:value-type="string" calcext:value-type="string">
            <text:p>Domowej roboty karabin strzelający amunicją kalibru 7,62 mm.\n\nNapraw krótką żelazną rurą.\nZezłomuj, by uzyskać żelazo.</text:p>
          </table:table-cell>
        </table:table-row>
        <table:table-row table:style-name="ro1">
          <table:table-cell office:value-type="string" calcext:value-type="string">
            <text:p>gunRifleT1HuntingRifle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common farmer's hunting rifle uses 7.62mm ammo.\n\nRepair with a Repair Kit.\nScrap to Rifle parts.</text:p>
          </table:table-cell>
          <table:table-cell/>
          <table:table-cell office:value-type="string" calcext:value-type="string">
            <text:p>Popularny wśród farmerów model sztucera kalibru 7,62 mm.\n\nNapraw zestawem naprawczym.\nZezłomuj, by uzyskać części karabinu.</text:p>
          </table:table-cell>
        </table:table-row>
        <table:table-row table:style-name="ro1">
          <table:table-cell office:value-type="string" calcext:value-type="string">
            <text:p>gunRifleT2LeverActionRifle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Lever Action rifle uses 7.62mm ammo and is your first choice if you want to make that shot count.\n\nRepair with a Repair Kit.\nScrap to Rifle parts.</text:p>
          </table:table-cell>
          <table:table-cell/>
          <table:table-cell office:value-type="string" calcext:value-type="string">
            <text:p>Ten karabin dwutaktowy strzela amunicją kalibru 7,62 mm jest najlepszym wyborem, jeśli nie stać cię na pudło.\n\nNapraw zestawem naprawczym.\nZezłomuj, by uzyskać części karabinu.</text:p>
          </table:table-cell>
        </table:table-row>
        <table:table-row table:style-name="ro1">
          <table:table-cell office:value-type="string" calcext:value-type="string">
            <text:p>gunRifleT3SniperRifle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high precision, long ranged rifle is perfect for sniping enemies at great distances.\n\nRepair with a Repair Kit.\nScrap to Rifle parts.</text:p>
          </table:table-cell>
          <table:table-cell/>
          <table:table-cell office:value-type="string" calcext:value-type="string">
            <text:p>Ten precyzyjny karabin dalekiego zasięgu jest idealny do zdejmowania wrogów z dużej odległości.\n\nNapraw zestawem naprawczym\nZezłomuj, by uzyskać części karabinu.</text:p>
          </table:table-cell>
        </table:table-row>
        <table:table-row table:style-name="ro1">
          <table:table-cell office:value-type="string" calcext:value-type="string">
            <text:p>gunShotgunT0PipeShotgun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home-made gun firing shotgun shells.\nEffective at very close ranges.\n\nRepair with Short Iron Pipe.\nScrap to Iron.</text:p>
          </table:table-cell>
          <table:table-cell/>
          <table:table-cell office:value-type="string" calcext:value-type="string">
            <text:p>Domowej roboty strzelba strzelająca nabojami do strzelby\nSkuteczna na bardzo krótkim zasięgu.\n\nNapraw krótką żelazną rurą.\nZezłomuj, by uzyskać żelazo.</text:p>
          </table:table-cell>
        </table:table-row>
        <table:table-row table:style-name="ro1">
          <table:table-cell office:value-type="string" calcext:value-type="string">
            <text:p>gunShotgunT1DoubleBarrel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rusty old double barrel shotgun, great for close range carnage.\n\nRepair with a Repair Kit.\nScrap to Shotgun Parts.</text:p>
          </table:table-cell>
          <table:table-cell/>
          <table:table-cell office:value-type="string" calcext:value-type="string">
            <text:p>Zardzewiała strzelba o dwóch lufach siejąca śmierć i zniszczenie na krótkim dystansie.\n\nNapraw zestawem naprawczym.\nZezłomuj, by uzyskać części strzelby.</text:p>
          </table:table-cell>
        </table:table-row>
        <table:table-row table:style-name="ro1">
          <table:table-cell office:value-type="string" calcext:value-type="string">
            <text:p>gunShotgunT2PumpShotgun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A long-barreled shotgun with pump action loading .\n\nRepair with a Repair Kit.\nScrap to Shotgun Parts.</text:p>
          </table:table-cell>
          <table:table-cell/>
          <table:table-cell office:value-type="string" calcext:value-type="string">
            <text:p>Strzelba o długiej lufie i z przeładowaniem na pompkę.\n\nNapraw zestawem naprawczym\nZezłomuj, by uzyskać części strzelby.</text:p>
          </table:table-cell>
        </table:table-row>
        <table:table-row table:style-name="ro1">
          <table:table-cell office:value-type="string" calcext:value-type="string">
            <text:p>gunShotgunT3AutoShotgunDesc</text:p>
          </table:table-cell>
          <table:table-cell office:value-type="string" calcext:value-type="string">
            <text:p>items</text:p>
          </table:table-cell>
          <table:table-cell office:value-type="string" calcext:value-type="string">
            <text:p>Gun</text:p>
          </table:table-cell>
          <table:table-cell table:number-columns-repeated="2"/>
          <table:table-cell office:value-type="string" calcext:value-type="string">
            <text:p>This semi automatic shotgun is a rare and devastating short range weapon capable of making minced meat out of anything in its path.\n\nRepair with a Repair Kit.\nScrap to Shotgun Parts.</text:p>
          </table:table-cell>
          <table:table-cell/>
          <table:table-cell office:value-type="string" calcext:value-type="string">
            <text:p>Ta strzelba samopowtarzalna to rzadka, niszczycielska broń krótkiego zasięgu, potrafiąca przerobić na mielonkę wszystko na jej drodze.\n\nNapraw zestawem naprawczym\nZezłomuj, by uzyskać części strzelby.</text:p>
          </table:table-cell>
        </table:table-row>
        <table:table-row table:style-name="ro1">
          <table:table-cell office:value-type="string" calcext:value-type="string">
            <text:p>modRoboticDroneArmorPlatingMod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Robotic Drone Armor Plating Mod Schematic</text:p>
          </table:table-cell>
          <table:table-cell/>
          <table:table-cell office:value-type="string" calcext:value-type="string">
            <text:p>Pancerz płytowy robotycznego drona – schemat modyfikacji</text:p>
          </table:table-cell>
        </table:table-row>
        <table:table-row table:style-name="ro1">
          <table:table-cell office:value-type="string" calcext:value-type="string">
            <text:p>modRoboticDroneCargoMod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Robotic Drone Cargo Mod Schematic</text:p>
          </table:table-cell>
          <table:table-cell/>
          <table:table-cell office:value-type="string" calcext:value-type="string">
            <text:p>Bagażnik robotycznego drona – schemat modyfikacji</text:p>
          </table:table-cell>
        </table:table-row>
        <table:table-row table:style-name="ro1">
          <table:table-cell office:value-type="string" calcext:value-type="string">
            <text:p>modRoboticDroneHeadlampMod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Robotic Headlamp Mod Schematic</text:p>
          </table:table-cell>
          <table:table-cell/>
          <table:table-cell office:value-type="string" calcext:value-type="string">
            <text:p>Lampa robotycznego drona – schemat modyfikacji</text:p>
          </table:table-cell>
        </table:table-row>
        <table:table-row table:style-name="ro1">
          <table:table-cell office:value-type="string" calcext:value-type="string">
            <text:p>modRoboticDroneMedicMod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Robotic Drone Medic Mod Schematic</text:p>
          </table:table-cell>
          <table:table-cell/>
          <table:table-cell office:value-type="string" calcext:value-type="string">
            <text:p>Robotyczny dron medyk – schemat modyfikacji</text:p>
          </table:table-cell>
        </table:table-row>
        <table:table-row table:style-name="ro1">
          <table:table-cell office:value-type="string" calcext:value-type="string">
            <text:p>modRoboticDroneMoraleBoosterMod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Robotic Drone Morale Booster Mod Schematic</text:p>
          </table:table-cell>
          <table:table-cell/>
          <table:table-cell office:value-type="string" calcext:value-type="string">
            <text:p>Dopalenie morale robotycznego drona – schemat modyfikacji</text:p>
          </table:table-cell>
        </table:table-row>
        <table:table-row table:style-name="ro1">
          <table:table-cell office:value-type="string" calcext:value-type="string">
            <text:p>modRoboticDroneWeaponMod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Robotic Drone Weapon Mod Schematic</text:p>
          </table:table-cell>
          <table:table-cell/>
          <table:table-cell office:value-type="string" calcext:value-type="string">
            <text:p>Broń robotycznego drona – schemat modyfikacji</text:p>
          </table:table-cell>
        </table:table-row>
        <table:table-row table:style-name="ro1">
          <table:table-cell office:value-type="string" calcext:value-type="string">
            <text:p>modVehicleArmor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Vehicle Armor Mod Schematic</text:p>
          </table:table-cell>
          <table:table-cell/>
          <table:table-cell office:value-type="string" calcext:value-type="string">
            <text:p>Pancerz pojazdu — schemat modyfikacji</text:p>
          </table:table-cell>
        </table:table-row>
        <table:table-row table:style-name="ro1">
          <table:table-cell office:value-type="string" calcext:value-type="string">
            <text:p>modVehicleExpandedSeat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Vehicle Expanded Seating Mod Schematic</text:p>
          </table:table-cell>
          <table:table-cell/>
          <table:table-cell office:value-type="string" calcext:value-type="string">
            <text:p>Dodatkowe siedzenia w pojeździe – schemat modyfikacji</text:p>
          </table:table-cell>
        </table:table-row>
        <table:table-row table:style-name="ro1">
          <table:table-cell office:value-type="string" calcext:value-type="string">
            <text:p>modVehicleReserveFuelTankSchemati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Vehicle Reserve Fuel Tank Mod Schematic</text:p>
          </table:table-cell>
          <table:table-cell/>
          <table:table-cell office:value-type="string" calcext:value-type="string">
            <text:p>Zapasowy bak pojazdu – schemat modyfikacji</text:p>
          </table:table-cell>
        </table:table-row>
        <table:table-row table:style-name="ro1">
          <table:table-cell office:value-type="string" calcext:value-type="string">
            <text:p>resourceGunPowderDes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Gunpowder made from coal and nitrate can be used to make your own ammo and explosives.</text:p>
          </table:table-cell>
          <table:table-cell/>
          <table:table-cell office:value-type="string" calcext:value-type="string">
            <text:p>Proch strzelniczy z węgla i saletry pozwoli ci wytwarzać własnej roboty amunicję i materiały wybuchowe.</text:p>
          </table:table-cell>
        </table:table-row>
        <table:table-row table:style-name="ro1">
          <table:table-cell office:value-type="string" calcext:value-type="string">
            <text:p>resourcePaintDes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Use a paint brush to paint building blocks. Crafted in lots of 250 in the Campfire, and 500 in the Chemistry Station.</text:p>
          </table:table-cell>
          <table:table-cell/>
          <table:table-cell office:value-type="string" calcext:value-type="string">
            <text:p>Jeśli masz pędzel, możesz malować nią po blokach konstrukcyjnych. Wytwarzana w partiach liczących po 250 szt. przy ognisku lub 500 szt. w laboratorium chemicznym.</text:p>
          </table:table-cell>
        </table:table-row>
        <table:table-row table:style-name="ro1">
          <table:table-cell office:value-type="string" calcext:value-type="string">
            <text:p>resourcePotassiumNitratePowder</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Nitrate Powder</text:p>
          </table:table-cell>
          <table:table-cell/>
          <table:table-cell office:value-type="string" calcext:value-type="string">
            <text:p>Saletra</text:p>
          </table:table-cell>
        </table:table-row>
        <table:table-row table:style-name="ro1">
          <table:table-cell office:value-type="string" calcext:value-type="string">
            <text:p>resourcePotassiumNitratePowderBundle</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Stack of Nitrate Powder (6000)</text:p>
          </table:table-cell>
          <table:table-cell/>
          <table:table-cell office:value-type="string" calcext:value-type="string">
            <text:p>Stos saletry (6000)</text:p>
          </table:table-cell>
        </table:table-row>
        <table:table-row table:style-name="ro1">
          <table:table-cell office:value-type="string" calcext:value-type="string">
            <text:p>resourcePotassiumNitratePowderBundleDes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This is a compact stack of nitrate powder. Use this item to open and unpack it.</text:p>
          </table:table-cell>
          <table:table-cell/>
          <table:table-cell office:value-type="string" calcext:value-type="string">
            <text:p>Zbity stos saletry. Użyj tego przedmiotu, aby go otworzyć i rozpakować.</text:p>
          </table:table-cell>
        </table:table-row>
        <table:table-row table:style-name="ro1">
          <table:table-cell office:value-type="string" calcext:value-type="string">
            <text:p>resourcePotassiumNitratePowderDes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Hey captain caveman! Nitrate has many uses in crafting such as making gunpowder. Cave stalagmites are rich in it.</text:p>
          </table:table-cell>
          <table:table-cell/>
          <table:table-cell office:value-type="string" calcext:value-type="string">
            <text:p>Hej, kapitanie jaskiniowcu! Saletra ma wiele zastosowań w rzemiośle, jest np. składnikiem prochu strzelniczego. Bogate w ten związek są stalagmity.</text:p>
          </table:table-cell>
        </table:table-row>
        <table:table-row table:style-name="ro1">
          <table:table-cell office:value-type="string" calcext:value-type="string">
            <text:p>resourceRockSmall</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Small Stone</text:p>
          </table:table-cell>
          <table:table-cell/>
          <table:table-cell office:value-type="string" calcext:value-type="string">
            <text:p>Mały kamień </text:p>
          </table:table-cell>
        </table:table-row>
        <table:table-row table:style-name="ro1">
          <table:table-cell office:value-type="string" calcext:value-type="string">
            <text:p>resourceRockSmallBundle</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Stack of Small Stone (6000)</text:p>
          </table:table-cell>
          <table:table-cell/>
          <table:table-cell office:value-type="string" calcext:value-type="string">
            <text:p>Stos małych kamieni (6000)</text:p>
          </table:table-cell>
        </table:table-row>
        <table:table-row table:style-name="ro1">
          <table:table-cell office:value-type="string" calcext:value-type="string">
            <text:p>resourceRockSmallBundleDesc</text:p>
          </table:table-cell>
          <table:table-cell office:value-type="string" calcext:value-type="string">
            <text:p>items</text:p>
          </table:table-cell>
          <table:table-cell office:value-type="string" calcext:value-type="string">
            <text:p>Item</text:p>
          </table:table-cell>
          <table:table-cell table:number-columns-repeated="2"/>
          <table:table-cell office:value-type="string" calcext:value-type="string">
            <text:p>This is a compact stack of small stones. Use this item to open and unpack it.</text:p>
          </table:table-cell>
          <table:table-cell/>
          <table:table-cell office:value-type="string" calcext:value-type="string">
            <text:p>Zbity stos małych kamieni. Użyj tego przedmiotu, aby go otworzyć i rozpakować.</text:p>
          </table:table-cell>
        </table:table-row>
        <table:table-row table:style-name="ro1">
          <table:table-cell office:value-type="string" calcext:value-type="string">
            <text:p>meleeWpnBatonT0PipeBaton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This baton crafted from junk is light weight but still packs a decent punch.\n\nRepair with Short Iron Pipe.\nScrap to Iron.</text:p>
          </table:table-cell>
          <table:table-cell/>
          <table:table-cell office:value-type="string" calcext:value-type="string">
            <text:p>Ta pałka wytworzona ze złomu waży niewiele, ale mimo to można nią porządnie przywalić.\n\nNapraw krótką żelazną rurą.\nZezłomuj, by uzyskać żelazo.</text:p>
          </table:table-cell>
        </table:table-row>
        <table:table-row table:style-name="ro1">
          <table:table-cell office:value-type="string" calcext:value-type="string">
            <text:p>meleeWpnBatonT2StunBaton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Goes zap.\n\nRepair with a Repair Kit.\nScrap to Stun Baton parts.</text:p>
          </table:table-cell>
          <table:table-cell/>
          <table:table-cell office:value-type="string" calcext:value-type="string">
            <text:p>Bzzzzt.\n\nNapraw zestawem naprawczym.\nZezłomuj, by uzyskać części pałki z paralizatorem.</text:p>
          </table:table-cell>
        </table:table-row>
        <table:table-row table:style-name="ro1">
          <table:table-cell office:value-type="string" calcext:value-type="string">
            <text:p>meleeWpnBladeT0BoneKnife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This primitive makeshift weapon is also useful for gutting animals.\nRegular attacks cause 1 Bleeding Wound and power attacks at least 2.\n\nRepair with Bone.\nScrap to Bone.</text:p>
          </table:table-cell>
          <table:table-cell/>
          <table:table-cell office:value-type="string" calcext:value-type="string">
            <text:p>Prymitywna, prowizoryczna broń i narzędzie przydatne do patroszenia zwierząt.\nZwykłe ataki wyrządzają 1 krwawiącą ranę, a mocne ataki przynajmniej 2.\n\nNapraw z użyciem kości.\nZezłomuj, by uzyskać kość.</text:p>
          </table:table-cell>
        </table:table-row>
        <table:table-row table:style-name="ro1">
          <table:table-cell office:value-type="string" calcext:value-type="string">
            <text:p>meleeWpnBladeT1CandyKnife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Time to get into a festive and stabby mood!\nRegular attacks cause 1 Bleeding Wound and power attacks at least 2.\n\nRepair with a Repair Kit.</text:p>
          </table:table-cell>
          <table:table-cell/>
          <table:table-cell office:value-type="string" calcext:value-type="string">
            <text:p>Poczuj magię świąt i ciepłą krew ofiary!\nZwykłe ataki wyrządzają 1 krwawiącą ranę, a mocne ataki przynajmniej 2.\n\nNapraw zestawem naprawczym.</text:p>
          </table:table-cell>
        </table:table-row>
        <table:table-row table:style-name="ro1">
          <table:table-cell office:value-type="string" calcext:value-type="string">
            <text:p>meleeWpnBladeT1HuntingKnife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Great for slashing zombies and gutting animals for meat.\nRegular attacks cause 1 Bleeding Wound and power attacks at least 2.\n\nRepair with a Repair Kit.\nScrap to Iron.</text:p>
          </table:table-cell>
          <table:table-cell/>
          <table:table-cell office:value-type="string" calcext:value-type="string">
            <text:p>Doskonałe narzędzie do rąbania zombie i oprawiania zwierzyny na mięso.\nZwykłe ataki wyrządzają 1 krwawiącą ranę a mocne ataki przynajmniej 2.\n\nNapraw zestawem naprawczym.\nZezłomuj, by uzyskać żelazo.</text:p>
          </table:table-cell>
        </table:table-row>
        <table:table-row table:style-name="ro1">
          <table:table-cell office:value-type="string" calcext:value-type="string">
            <text:p>meleeWpnBladeT3Machete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Great for chopping zombies and sometimes trees and gutting animals for meat.\nRegular attacks cause 1 Bleeding Wound and power attacks at least 2.\n\nRepair with a Repair Kit.\nScrap to Machete parts.</text:p>
          </table:table-cell>
          <table:table-cell/>
          <table:table-cell office:value-type="string" calcext:value-type="string">
            <text:p>Doskonałe narzędzie do rąbania zombie, niektórych drzew i oprawiania zwierzyny na mięso.\nZwykłe ataki wyrządzają 1 krwawiącą ranę a mocne ataki przynajmniej 2.\n\nNapraw zestawem naprawczym.\nZezłomuj, by uzyskać części maczety.</text:p>
          </table:table-cell>
        </table:table-row>
        <table:table-row table:style-name="ro1">
          <table:table-cell office:value-type="string" calcext:value-type="string">
            <text:p>meleeWpnClubT0WoodenClub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A wooden club. Good for breaking knees and skulls.\n\nRepair with Wood.\nScrap to Wood.</text:p>
          </table:table-cell>
          <table:table-cell/>
          <table:table-cell office:value-type="string" calcext:value-type="string">
            <text:p>Drewniana maczuga. Doskonałe narzędzie do łamania kolan i czaszek.\n\nNapraw z użyciem drewna.\nZezłomuj, by uzyskać drewno.</text:p>
          </table:table-cell>
        </table:table-row>
        <table:table-row table:style-name="ro1">
          <table:table-cell office:value-type="string" calcext:value-type="string">
            <text:p>meleeWpnClubT1BaseballBat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This club was used in gladiatorial games of the past that were held in huge arenas.\n\nRepair with a Repair Kit.\nScrap to Wood.</text:p>
          </table:table-cell>
          <table:table-cell/>
          <table:table-cell office:value-type="string" calcext:value-type="string">
            <text:p>Ta pałka była używana w walkach gladiatorów, które dawno temu organizowano na ogromnych arenach.\n\nNapraw zestawem naprawczym\nZezłomuj, by uzyskać drewno.</text:p>
          </table:table-cell>
        </table:table-row>
        <table:table-row table:style-name="ro1">
          <table:table-cell office:value-type="string" calcext:value-type="string">
            <text:p>meleeWpnClubT1CandyClub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Happy beatdown days!\n\n\nRepair with a Repair Kit.</text:p>
          </table:table-cell>
          <table:table-cell/>
          <table:table-cell office:value-type="string" calcext:value-type="string">
            <text:p>Wesołej gwiazdki... nad guzem!\n\n\nNapraw zestawem naprawczym.</text:p>
          </table:table-cell>
        </table:table-row>
        <table:table-row table:style-name="ro1">
          <table:table-cell office:value-type="string" calcext:value-type="string">
            <text:p>meleeWpnClubT3SteelClub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Steel clubs are very durable and hard-hitting.\n\nRepair with a Repair Kit.\nScrap to Steel Club Parts.</text:p>
          </table:table-cell>
          <table:table-cell/>
          <table:table-cell office:value-type="string" calcext:value-type="string">
            <text:p>Stalowa pałka jest bardzo wytrzymała i pozwala dobrze przywalić.\n\nNapraw zestawem naprawczym\nZezłomuj, by uzyskać części stalowej pałki.</text:p>
          </table:table-cell>
        </table:table-row>
        <table:table-row table:style-name="ro1">
          <table:table-cell office:value-type="string" calcext:value-type="string">
            <text:p>meleeWpnKnucklesT0LeatherKnuckles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Knuckle wraps protect your hands and put some weight into those swings.\n\nRepair with Cloth.\nScrap to Cloth.</text:p>
          </table:table-cell>
          <table:table-cell/>
          <table:table-cell office:value-type="string" calcext:value-type="string">
            <text:p>Owijki bokserskie ze skóry ochronią ręce i wzmacniają ciosy.\n\nNapraw z użyciem tkaniny.\nZezłomuj, by uzyskać tkaninę.</text:p>
          </table:table-cell>
        </table:table-row>
        <table:table-row table:style-name="ro1">
          <table:table-cell office:value-type="string" calcext:value-type="string">
            <text:p>meleeWpnKnucklesT1IronKnuckles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Protect your hands and put some weight into those swings.\n\nRepair with a Repair Kit.\nScrap to Iron.</text:p>
          </table:table-cell>
          <table:table-cell/>
          <table:table-cell office:value-type="string" calcext:value-type="string">
            <text:p>Chroni rękę i wzmacnia ciosy.\n\nNapraw zestawem naprawczym.\nZezłomuj, by uzyskać żelazo.</text:p>
          </table:table-cell>
        </table:table-row>
        <table:table-row table:style-name="ro1">
          <table:table-cell office:value-type="string" calcext:value-type="string">
            <text:p>meleeWpnKnucklesT3SteelKnuckles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Protect your hands and put some weight into those swings. These blades can also be useful for gutting animals.\n\nRepair with a Repair Kit.\nScrap to Steel Knuckles parts.</text:p>
          </table:table-cell>
          <table:table-cell/>
          <table:table-cell office:value-type="string" calcext:value-type="string">
            <text:p>Chroni rękę i wzmacnia ciosy. Dodatkowe ostrza przydadzą się do patroszenia zwierząt.\n\nNapraw zestawem naprawczym.\nZezłomuj, by uzyskać części stalowego kastetu.</text:p>
          </table:table-cell>
        </table:table-row>
        <table:table-row table:style-name="ro1">
          <table:table-cell office:value-type="string" calcext:value-type="string">
            <text:p>meleeWpnSledgeT0StoneSledgehammer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The sledgehammer is one of the best weapons for cracking skulls.\n\nRepair with Small Stone.\nScrap to Small Stone.</text:p>
          </table:table-cell>
          <table:table-cell/>
          <table:table-cell office:value-type="string" calcext:value-type="string">
            <text:p>Młot rozbiórkowy to jedno z najlepszych narzędzi do rozłupywania czaszek.\n\nNapraw z użyciem małego kamienia.\nZezłomuj, by uzyskać mały kamień.</text:p>
          </table:table-cell>
        </table:table-row>
        <table:table-row table:style-name="ro1">
          <table:table-cell office:value-type="string" calcext:value-type="string">
            <text:p>meleeWpnSledgeT1IronSledgehammer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The sledgehammer is one of the best weapons for cracking skulls.\n\nRepair with a Repair Kit.\nScrap to Iron.</text:p>
          </table:table-cell>
          <table:table-cell/>
          <table:table-cell office:value-type="string" calcext:value-type="string">
            <text:p>Młot rozbiórkowy to jeden z najlepszych narzędzi do rozłupywania czaszek.\n\nNapraw zestawem naprawczym.\nZezłomuj, by uzyskać żelazo.</text:p>
          </table:table-cell>
        </table:table-row>
        <table:table-row table:style-name="ro1">
          <table:table-cell office:value-type="string" calcext:value-type="string">
            <text:p>meleeWpnSledgeT3SteelSledgehammer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The sledgehammer is one of the best weapons for cracking skulls.\n\nRepair with a Repair Kit.\nScrap to Steel Sledgehammer parts.</text:p>
          </table:table-cell>
          <table:table-cell/>
          <table:table-cell office:value-type="string" calcext:value-type="string">
            <text:p>Młot rozbiórkowy to jeden z najlepszych narzędzi do rozłupywania czaszek.\n\nNapraw zestawem naprawczym.\nZezłomuj, by uzyskać części stalowego młota rozbiórkowego.</text:p>
          </table:table-cell>
        </table:table-row>
        <table:table-row table:style-name="ro1">
          <table:table-cell office:value-type="string" calcext:value-type="string">
            <text:p>meleeWpnSpearT0StoneSpear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Spears have more range than other melee weapons.\n\nRepair with Small Stone.\nScrap to Small Stone.</text:p>
          </table:table-cell>
          <table:table-cell/>
          <table:table-cell office:value-type="string" calcext:value-type="string">
            <text:p>Włócznie mają największy zasięg spośród broni białej.\n\nNapraw z użyciem małego kamienia.\nMożna z niego odzyskać mały kamień.</text:p>
          </table:table-cell>
        </table:table-row>
        <table:table-row table:style-name="ro1">
          <table:table-cell office:value-type="string" calcext:value-type="string">
            <text:p>meleeWpnSpearT1IronSpear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Spears have more range than other melee weapons.\n\nRepair with a Repair Kit.\nScrap to Iron.</text:p>
          </table:table-cell>
          <table:table-cell/>
          <table:table-cell office:value-type="string" calcext:value-type="string">
            <text:p>Włócznie mają największy zasięg spośród broni białej, a dodatkowo można nimi miotać.\n\nNapraw zestawem naprawczym.\nZezłomuj, by uzyskać żelazo.</text:p>
          </table:table-cell>
        </table:table-row>
        <table:table-row table:style-name="ro1">
          <table:table-cell office:value-type="string" calcext:value-type="string">
            <text:p>meleeWpnSpearT3SteelSpearDesc</text:p>
          </table:table-cell>
          <table:table-cell office:value-type="string" calcext:value-type="string">
            <text:p>items</text:p>
          </table:table-cell>
          <table:table-cell office:value-type="string" calcext:value-type="string">
            <text:p>Melee</text:p>
          </table:table-cell>
          <table:table-cell table:number-columns-repeated="2"/>
          <table:table-cell office:value-type="string" calcext:value-type="string">
            <text:p>Spears have more range than other melee weapons.\n\nRepair with a Repair Kit.\nScrap to Steel Spear parts.</text:p>
          </table:table-cell>
          <table:table-cell/>
          <table:table-cell office:value-type="string" calcext:value-type="string">
            <text:p>Włócznie mają największy zasięg spośród broni białej, a dodatkowo można nimi miotać.\n\nNapraw zestawem naprawczym.\nZezłomuj, by uzyskać części stalowej włóczni.</text:p>
          </table:table-cell>
        </table:table-row>
        <table:table-row table:style-name="ro1">
          <table:table-cell office:value-type="string" calcext:value-type="string">
            <text:p>meleeToolAxeT1IronFireaxe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fireaxe is good for harvesting wood.\n\nRepair with a Repair Kit.\nScrap to Iron.</text:p>
          </table:table-cell>
          <table:table-cell/>
          <table:table-cell office:value-type="string" calcext:value-type="string">
            <text:p>Siekiera strażacka to doskonałe narzędzie drwala.\n\nNapraw zestawem naprawczym.\nZezłomuj, by uzyskać żelazo.</text:p>
          </table:table-cell>
        </table:table-row>
        <table:table-row table:style-name="ro1">
          <table:table-cell office:value-type="string" calcext:value-type="string">
            <text:p>meleeToolAxeT2SteelAxe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steel axe has a durable blade and is great for harvesting wood.\n\nRepair with a Repair Kit.\nScrap to Steel Tool parts.</text:p>
          </table:table-cell>
          <table:table-cell/>
          <table:table-cell office:value-type="string" calcext:value-type="string">
            <text:p>Stalowa siekiera jest wytrzymała i świetnie się nadaje do pozyskiwania drewna.\n\nNapraw zestawem naprawczym\nZezłomuj, by uzyskać części stalowego narzędzia.</text:p>
          </table:table-cell>
        </table:table-row>
        <table:table-row table:style-name="ro1">
          <table:table-cell office:value-type="string" calcext:value-type="string">
            <text:p>meleeToolAxeT3Chainsaw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Chop down the biggest trees or zombies faster than Paul Bunyan with this great chainsaw that uses gasoline for fuel.\n\nRepair with a Repair Kit.\nScrap to Motor Tool Parts.</text:p>
          </table:table-cell>
          <table:table-cell/>
          <table:table-cell office:value-type="string" calcext:value-type="string">
            <text:p>Wlej benzynę, odpal majestatyczną piłę i rżnij największe drzewa i zombie sprawniej niż Wyrwidąb.\n\nNapraw zestawem naprawczym.\nZezłomuj, by uzyskać części narzędzia silnikowego.</text:p>
          </table:table-cell>
        </table:table-row>
        <table:table-row table:style-name="ro1">
          <table:table-cell office:value-type="string" calcext:value-type="string">
            <text:p>meleeToolFlashlight02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A flashlight that can be used as a light source.\n\nUse the Light Source action ([action:permanent:ToggleFlashlight][action:local:ToggleFlashlight]) to activate.\n\nScrap to Electrical Parts.</text:p>
          </table:table-cell>
          <table:table-cell/>
          <table:table-cell office:value-type="string" calcext:value-type="string">
            <text:p>Latarka, którą można wykorzystać jako źródło światła.\n\nAktywuj za pomocą akcji źródła światła ([action:permanent:ToggleFlashlight][action:local:ToggleFlashlight]).\n\nZezłomuj, by uzyskać części elektryczne.</text:p>
          </table:table-cell>
        </table:table-row>
        <table:table-row table:style-name="ro1">
          <table:table-cell office:value-type="string" calcext:value-type="string">
            <text:p>meleeToolPaintTool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Use paint to paint building blocks and hold Reload action to choose paint options. You can also erase unwanted paint from blocks with the primary action.</text:p>
          </table:table-cell>
          <table:table-cell/>
          <table:table-cell office:value-type="string" calcext:value-type="string">
            <text:p>Farbą przy użyciu pędzla możesz malować po blokach konstrukcyjnych. Przytrzymaj akcję przeładowania, aby ustawić opcje farby. Możesz również zdrapać niechcianą farbę z bloków, używając akcji głównej.</text:p>
          </table:table-cell>
        </table:table-row>
        <table:table-row table:style-name="ro1">
          <table:table-cell office:value-type="string" calcext:value-type="string">
            <text:p>meleeToolPickT1IronPickaxe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iron pickaxe is great for breaking stone and harvesting minerals.\n\nRepair with a Repair Kit.\nScrap to Iron.</text:p>
          </table:table-cell>
          <table:table-cell/>
          <table:table-cell office:value-type="string" calcext:value-type="string">
            <text:p>Żelazny kilof jest idealny do kruszenia kamieni i poszukiwania minerałów.\n\nNapraw zestawem naprawczym.\nZezłomuj, by uzyskać żelazo.</text:p>
          </table:table-cell>
        </table:table-row>
        <table:table-row table:style-name="ro1">
          <table:table-cell office:value-type="string" calcext:value-type="string">
            <text:p>meleeToolPickT2SteelPickaxe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steel pickaxe is best for breaking stone and harvesting minerals.\n\nRepair with a Repair Kit.\nScrap to Steel Tool parts.</text:p>
          </table:table-cell>
          <table:table-cell/>
          <table:table-cell office:value-type="string" calcext:value-type="string">
            <text:p>Stalowy kilof jest najlepszym narzędziem do kruszenia kamieni i poszukiwania minerałów.\n\nNapraw zestawem naprawczym.\nZezłomuj, by uzyskać części stalowego narzędzia.</text:p>
          </table:table-cell>
        </table:table-row>
        <table:table-row table:style-name="ro1">
          <table:table-cell office:value-type="string" calcext:value-type="string">
            <text:p>meleeToolPickT3Auger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Rock out with your auger out and be the envy of every miner when they see you sporting this sexy gas-powered auger.\n\nRepair with a Repair Kit.\nScrap to Motor Tool Parts.</text:p>
          </table:table-cell>
          <table:table-cell/>
          <table:table-cell office:value-type="string" calcext:value-type="string">
            <text:p>Gdy wyruszysz fedrować z nowym świdrem spalinowym, dasz czadu, a wszyscy okoliczni górnicy sczerwienieją z zazdrości.\n\nNapraw zestawem naprawczym.\nZezłomuj, by uzyskać części narzędzia silnikowego.</text:p>
          </table:table-cell>
        </table:table-row>
        <table:table-row table:style-name="ro1">
          <table:table-cell office:value-type="string" calcext:value-type="string">
            <text:p>meleeToolRepairT0StoneAxe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A primitive tool useful for cutting wood, mining stone, repairing &amp; upgrading walls, doors &amp; windows. Not the best weapon.\n\nRepair with Small Stone.\nScrap to Small Stone.</text:p>
          </table:table-cell>
          <table:table-cell/>
          <table:table-cell office:value-type="string" calcext:value-type="string">
            <text:p>Prymitywne narzędzie do rąbania drewna, rozbijania kamieni, naprawiania i ulepszania ścian, drzwi oraz okien. Jako broń pozostawia wiele do życzenia.\n\nNapraw z użyciem małego kamienia.\nZezłomuj, by uzyskać mały kamień.</text:p>
          </table:table-cell>
        </table:table-row>
        <table:table-row table:style-name="ro1">
          <table:table-cell office:value-type="string" calcext:value-type="string">
            <text:p>meleeToolRepairT0TazasStoneAxe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aza's stone axe is a rare, powerful, ancient Indian artifact. The Apache believed those who wielded it were invincible in battle.\nRepair with Small Stone.</text:p>
          </table:table-cell>
          <table:table-cell/>
          <table:table-cell office:value-type="string" calcext:value-type="string">
            <text:p>To starożytny, niezwykle rzadki i potężny indiański artefakt. Apacze wierzyli, że posiadacz oręża jest niezwyciężony w walce.\nNapraw z użyciem małego kamienia.</text:p>
          </table:table-cell>
        </table:table-row>
        <table:table-row table:style-name="ro1">
          <table:table-cell office:value-type="string" calcext:value-type="string">
            <text:p>meleeToolRepairT1ClawHammer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claw hammer is great for repairing and upgrading base walls and not bad as a weapon.\n\nRepair with a Repair Kit.\nScrap to Iron.</text:p>
          </table:table-cell>
          <table:table-cell/>
          <table:table-cell office:value-type="string" calcext:value-type="string">
            <text:p>Młotkiem do gwoździ naprawisz i ulepszysz podstawowe ściany, a do tego można nim naprawdę nieźle przyłożyć.\n\nNapraw zestawem naprawczym.\nZezłomuj, by uzyskać żelazo.</text:p>
          </table:table-cell>
        </table:table-row>
        <table:table-row table:style-name="ro1">
          <table:table-cell office:value-type="string" calcext:value-type="string">
            <text:p>meleeToolRepairT3Nailgun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nail gun is the best tool for repairing and upgrading base walls and not a bad weapon to boot if you have nails.\n\nRepair with a Repair Kit.\nScrap to Mechanical parts.</text:p>
          </table:table-cell>
          <table:table-cell/>
          <table:table-cell office:value-type="string" calcext:value-type="string">
            <text:p>Gwoździarka to najlepsze narzędzie do naprawiania i ulepszania podstawowych ścian i niezła broń na początek, o ile masz gwoździe.\n\nNapraw zestawem naprawczym.\nZezłomuj, by uzyskać mechaniczne części.</text:p>
          </table:table-cell>
        </table:table-row>
        <table:table-row table:style-name="ro1">
          <table:table-cell office:value-type="string" calcext:value-type="string">
            <text:p>meleeToolSalvageT1Wrench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Great for disassembling mechanical devices like cars, air conditioners and more.\n\nRepair with a Repair Kit.\nScrap to Iron.</text:p>
          </table:table-cell>
          <table:table-cell/>
          <table:table-cell office:value-type="string" calcext:value-type="string">
            <text:p>Dzięki niemu rozkręcisz urządzenia, między innymi komponenty mechaniczne, samochody czy klimatyzatory. \n\nNapraw zestawem naprawczym.\nZezłomuj, by uzyskać żelazo.</text:p>
          </table:table-cell>
        </table:table-row>
        <table:table-row table:style-name="ro1">
          <table:table-cell office:value-type="string" calcext:value-type="string">
            <text:p>meleeToolSalvageT2Ratchet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Great for disassembling mechanical devices like cars, air conditioners and more.\n\nRepair with a Repair Kit.\nScrap to Steel Tool Parts.</text:p>
          </table:table-cell>
          <table:table-cell/>
          <table:table-cell office:value-type="string" calcext:value-type="string">
            <text:p>Dzięki temu rozkręcisz urządzenia mechaniczne, takie jak samochody czy klimatyzatory.\n\nNapraw zestawem naprawczym\nZezłomuj, by uzyskać części stalowego narzędzia.</text:p>
          </table:table-cell>
        </table:table-row>
        <table:table-row table:style-name="ro1">
          <table:table-cell office:value-type="string" calcext:value-type="string">
            <text:p>meleeToolSalvageT3ImpactDriver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Great for disassembling mechanical devices like cars, air conditioners and more.\n\nRepair with a Repair Kit.\nScrap to Motor Tool Parts.</text:p>
          </table:table-cell>
          <table:table-cell/>
          <table:table-cell office:value-type="string" calcext:value-type="string">
            <text:p>Dzięki temu rozkręcisz urządzenia mechaniczne, takie jak samochody czy klimatyzatory.\n\nNapraw zestawem naprawczym\nZezłomuj, by uzyskać części narzędzia silnikowego.</text:p>
          </table:table-cell>
        </table:table-row>
        <table:table-row table:style-name="ro1">
          <table:table-cell office:value-type="string" calcext:value-type="string">
            <text:p>meleeToolShovelT0StoneShovel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stone shovel is a primitive tool useful for digging dirt, sand or snow.\n\nRepair with Small Stone.\nScrap to Small Stone.</text:p>
          </table:table-cell>
          <table:table-cell/>
          <table:table-cell office:value-type="string" calcext:value-type="string">
            <text:p>Kamienna łopata to prymitywne narzędzie, którym możesz kopać w ziemi, piasku i śniegu.\n\nNapraw z użyciem małego kamienia.\nZezłomuj, by uzyskać mały kamień.</text:p>
          </table:table-cell>
        </table:table-row>
        <table:table-row table:style-name="ro1">
          <table:table-cell office:value-type="string" calcext:value-type="string">
            <text:p>meleeToolShovelT1IronShovel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iron shovel is great for digging through earth, sand or snow.\n\nRepair with a Repair Kit.\nScrap to Iron.</text:p>
          </table:table-cell>
          <table:table-cell/>
          <table:table-cell office:value-type="string" calcext:value-type="string">
            <text:p>Żelazna łopata to wspaniałe narzędzie do kopania w ziemi, piasku i śniegu.\n\nNapraw zestawem naprawczym.\nZezłomuj, by uzyskać żelazo.</text:p>
          </table:table-cell>
        </table:table-row>
        <table:table-row table:style-name="ro1">
          <table:table-cell office:value-type="string" calcext:value-type="string">
            <text:p>meleeToolShovelT2SteelShovelDesc</text:p>
          </table:table-cell>
          <table:table-cell office:value-type="string" calcext:value-type="string">
            <text:p>items</text:p>
          </table:table-cell>
          <table:table-cell office:value-type="string" calcext:value-type="string">
            <text:p>Tool</text:p>
          </table:table-cell>
          <table:table-cell table:number-columns-repeated="2"/>
          <table:table-cell office:value-type="string" calcext:value-type="string">
            <text:p>The steel shovel is very durable and the ideal tool for digging through earth, sand or snow.\n\nRepair with a Repair Kit.\nScrap to Steel Tool parts.</text:p>
          </table:table-cell>
          <table:table-cell/>
          <table:table-cell office:value-type="string" calcext:value-type="string">
            <text:p>Stalowa łopata to wspaniałe i wyjątkowo wytrzymałe narzędzie do kopania w ziemi, piasku i śniegu.\n\nNapraw zestawem naprawczym.\nZezłomuj, by uzyskać części stalowego narzędzia.</text:p>
          </table:table-cell>
        </table:table-row>
        <table:table-row table:style-name="ro1">
          <table:table-cell office:value-type="string" calcext:value-type="string">
            <text:p>campfireTip</text:p>
          </table:table-cell>
          <table:table-cell office:value-type="string" calcext:value-type="string">
            <text:p>Journal Tip</text:p>
          </table:table-cell>
          <table:table-cell table:number-columns-repeated="3"/>
          <table:table-cell office:value-type="string" calcext:value-type="string">
            <text:p>Campfires are used to keep you warm, cook food, purify water and for simple chemistry.\nYou must place wood or burnable objects in the fuel slots to use it and have all recipe ingredients in your inventory.\nCraft even more recipes in the campfire by adding a cooking pot, cooking grill or beaker in the utensils slot.\nHold E to pick up Workstations within your land claim area.</text:p>
          </table:table-cell>
          <table:table-cell/>
          <table:table-cell office:value-type="string" calcext:value-type="string">
            <text:p>Przy ognisku możesz się ogrzać, ugotować posiłek, oczyścić wodę i przeprowadzić proste reakcje chemiczne.\nAby skorzystać z ogniska, umieść w miejscach na paliwo drewno lub palne przedmioty i upewnij się, że masz wszystkie składniki przepisu w ekwipunku.\nJeśli chcesz zwiększyć paletę dostępnych przy ognisku przepisów, zdobądź garnek, grilla lub zlewkę i umieść je w miejscach utensyliów.\nAby podnieść stacje robocze na obszarze Twojego bloku prawa własności do ziemi, przytrzymaj przyciśnięty klawisz E.</text:p>
          </table:table-cell>
        </table:table-row>
        <table:table-row table:style-name="ro1">
          <table:table-cell office:value-type="string" calcext:value-type="string">
            <text:p>cementMixerTip</text:p>
          </table:table-cell>
          <table:table-cell office:value-type="string" calcext:value-type="string">
            <text:p>Journal Tip</text:p>
          </table:table-cell>
          <table:table-cell table:number-columns-repeated="3"/>
          <table:table-cell office:value-type="string" calcext:value-type="string">
            <text:p>The Cement Mixer is used to craft concrete to make stronger base walls and can mill rocks into sand.\nTo craft recipes here you must have all ingredients in your inventory.\nHold E to pick up Workstations within your land claim area.</text:p>
          </table:table-cell>
          <table:table-cell/>
          <table:table-cell office:value-type="string" calcext:value-type="string">
            <text:p>Betoniarka służy do wytwarzania betonu niezbędnego do wzmacniania ścian bazy. Zmielisz też w niej kamienie, uzyskując piasek.\nAby wytworzyć przedmiot z przepisu, musisz posiadać w ekwipunku wszystkie składniki.\nAby podnieść stacje robocze na obszarze Twojego bloku prawa własności do ziemi, przytrzymaj przyciśnięty klawisz E.</text:p>
          </table:table-cell>
        </table:table-row>
        <table:table-row table:style-name="ro1">
          <table:table-cell office:value-type="string" calcext:value-type="string">
            <text:p>chemistryStationTip</text:p>
          </table:table-cell>
          <table:table-cell office:value-type="string" calcext:value-type="string">
            <text:p>Journal Tip</text:p>
          </table:table-cell>
          <table:table-cell table:number-columns-repeated="3"/>
          <table:table-cell office:value-type="string" calcext:value-type="string">
            <text:p>The Chemistry Station enables you craft additional chemicals, liquids and compounds.\nWhile some recipes are also available at a Campfire the Chemistry Station requires fewer resources.\nTo craft recipes here you must have all ingredients in your inventory.\nHold E to pick up Workstations within your land claim area.</text:p>
          </table:table-cell>
          <table:table-cell/>
          <table:table-cell office:value-type="string" calcext:value-type="string">
            <text:p>W laboratorium chemicznym wytworzysz dodatkowe substancje, ciecze i związki.\nNiektóre przepisy są dostępne również przy ognisku, ale w laboratorium chemicznym zużyjesz mniej zasobów.\nAby wytworzyć przedmiot z przepisu, musisz posiadać w ekwipunku wszystkie składniki.\nAby podnieść stacje roboczena na obszarze Twojego bloku prawa własności do ziemi, przytrzymaj przyciśnięty klawisz E.</text:p>
          </table:table-cell>
        </table:table-row>
        <table:table-row table:style-name="ro1">
          <table:table-cell office:value-type="string" calcext:value-type="string">
            <text:p>forgeTip</text:p>
          </table:table-cell>
          <table:table-cell office:value-type="string" calcext:value-type="string">
            <text:p>Journal Tip</text:p>
          </table:table-cell>
          <table:table-cell table:number-columns-repeated="3"/>
          <table:table-cell office:value-type="string" calcext:value-type="string">
            <text:p>Forges are used to smelt metals and other resources to craft recipes.\nRecipes can only be crafted at the forge using the smelted resources - not items from your inventory.\n\nInstalling an anvil or bellows will increase performance and installing a crucible allows you to craft steel items.\nHold E to pick up Workstations within your land claim area.</text:p>
          </table:table-cell>
          <table:table-cell/>
          <table:table-cell office:value-type="string" calcext:value-type="string">
            <text:p>W kuźniach przetopisz metale i inne zasoby potrzebne do wytwarzania przedmiotów z przepisów.\nPrzepisy można wykorzystać wyłącznie w kuźni, wykorzystując przetopione zasoby (przedmioty w ekwipunku się nie liczą).\n\nAby zwiększyć wydajność, zdobądź kowadło lub miech, a jeśli marzą ci się przedmioty ze stali, pozyskaj tygiel.\nAby podnieść stacje robocze na obszarze Twojego bloku prawa własności do ziemi, przytrzymaj przyciśnięty klawisz E.</text:p>
          </table:table-cell>
        </table:table-row>
        <table:table-row table:style-name="ro1">
          <table:table-cell office:value-type="string" calcext:value-type="string">
            <text:p>landClaimTip</text:p>
          </table:table-cell>
          <table:table-cell office:value-type="string" calcext:value-type="string">
            <text:p>Journal Tip</text:p>
          </table:table-cell>
          <table:table-cell table:number-columns-repeated="3"/>
          <table:table-cell office:value-type="string" calcext:value-type="string">
            <text:p>A land claim grants a hardness modifier to all blocks in your claim area.\nThis hardness modifier applies to any attacks or damage to blocks by enemy players.\n\nYou can pick up and move electrical components and workstations inside your claim. Electrical Items outside of your claim can be cut and wired by strangers.\nWhen placing a claim block you will see a colored placement preview. Colors are as follows: Green inside your claim, Yellow inside your friends claim, White everywhere else, Red you cannot place the block.\nYou can have three active land claim blocks at a time. Placing another will deactivate your first block.\nEnemies will not respawn within your claimed area. </text:p>
          </table:table-cell>
          <table:table-cell/>
          <table:table-cell office:value-type="string" calcext:value-type="string">
            <text:p>Blok prawa własności do ziemi wzmacnia bloki na twoim terenie.\nModyfikator twardości chroni przed atakami i obrażeniami zadawanymi blokom przez wrogich graczy.\n\nNa swoim terenie możesz podnosić i przenosić komponenty elektryczne i stacje robocze. Komponenty elektryczne poza twoim terenem mogą zostać odłączone i podłączone przez innych.\nPodczas umieszczania bloku prawa własności do ziemi, zobaczysz kolorowy podgląd rozmieszczenia. Zielony oznacza teren w obrębie twojego terytorium. Żółty oznacza teren w obrębie terenu znajomego. Biały oznacza pozostały teren. Czerwony oznacza, że nie możesz rozmieścić bloku.\nMożesz mieć jednocześnie trzy aktywne bloki prawa własności. Rozmieszczenie kolejnego spowoduje dezaktywację pierwszego.\nWrogowie nie będą się odradzali na twoim terenie. </text:p>
          </table:table-cell>
        </table:table-row>
        <table:table-row table:style-name="ro1">
          <table:table-cell office:value-type="string" calcext:value-type="string">
            <text:p>miningTip</text:p>
          </table:table-cell>
          <table:table-cell office:value-type="string" calcext:value-type="string">
            <text:p>Journal Tip</text:p>
          </table:table-cell>
          <table:table-cell table:number-columns-repeated="3"/>
          <table:table-cell office:value-type="string" calcext:value-type="string">
            <text:p>With the exception of Oil Shale all ores are found in all biomes and can be found at any depth. These ores are Iron, Lead, Coal and Nitrate.\nThe desert is special in that you will find Oil Shale but no Coal.\n\nOre piles are often found where ore veins exist close to the surface. Dig straight down, not sideways, to find an ore vein.\nClay Soil can be dug up almost everywhere.</text:p>
          </table:table-cell>
          <table:table-cell/>
          <table:table-cell office:value-type="string" calcext:value-type="string">
            <text:p>Złoża można znaleźć w każdym biomie i na każdej głębokości (nie dotyczy łupków bitumicznych). W świecie gry znajdziesz żelazo, ołów, węgiel i saletrę.\nPustynia różni się od innych biomów tym, że znajdziesz na niej łupki bitumiczne, ale za to nie ma na niej węgla.\n\nZnaczne ilości kopalin znajdziesz zwykle w miejscach, gdzie złoża wydostają się na powierzchnie. Aby znaleźć bogate złoża, wykop głęboką dziurę (poszukiwania na przyległych obszarach będą bezowocne).\nGlebę gliniastą znajdziesz niemal wszędzie.</text:p>
          </table:table-cell>
        </table:table-row>
        <table:table-row table:style-name="ro1">
          <table:table-cell office:value-type="string" calcext:value-type="string">
            <text:p>shapeMenuTip</text:p>
          </table:table-cell>
          <table:table-cell office:value-type="string" calcext:value-type="string">
            <text:p>Journal Tip</text:p>
          </table:table-cell>
          <table:table-cell table:number-columns-repeated="3"/>
          <table:table-cell office:value-type="string" calcext:value-type="string">
            <text:p>The Shape menu allows choosing custom shapes or variants for certain blocks.\nPut the crafted block on your hotbar, hold the Reload action (or Shift+Reload) and select the Shape entry from the radial menu. Click or Shift-Click to select a variant to build with.\n\nPlace blocks with the secondary action.\n\nMost building blocks have 24 rotations. Some have 28 including 45° rotations. Rotate blocks with the primary action. Rotate backwards with the reload action.\nCopy Rotation (hold the reload action) copies the rotation of the targeted block and applies it to the one you have active on your hotbar.\nOn Face (hold the reload action) is mostly used for light fixtures or signs that are intended to attach to walls.\nAuto Rotate (hold the reload action) restores the default rotation of the block.</text:p>
          </table:table-cell>
          <table:table-cell/>
          <table:table-cell office:value-type="string" calcext:value-type="string">
            <text:p>Menu kształtu pozwala wybrać niestandardowe kształty lub warianty pewnych bloków.\nUmieść tworzony blok na pasku skrótów, przytrzymaj akcję przeładowania (lub Shift+przeładowanie) i wybierz kształt z kołowego menu. Kliknij normalnie lub przytrzymując klawisz Shift, aby wybrać wariant do budowy.\n\nUmieść blok za pomocą akcji pomocniczej.\n\nWiększość bloków konstrukcyjnych ma 24 pozycje obracania. Niektóre mają 28, w tym obrót o 45°. Obracaj bloki za pomocą akcji głównej. Obracaj wstecz za pomocą akcji przeładowania.\nKopiowanie obrotu (przytrzymaj akcję przeładowania) kopiuje obrót wskazanego bloku i stosuje go do bloku aktywnego na pasku skrótów.\n„Na ścianie” (przytrzymaj akcję przeładowania) jest opcją najczęściej używaną do oświetlenia lub znaków, które mają być zamocowane na ścianie.\nObrót automatyczny (przytrzymaj akcję przeładowania) przywraca domyślny obrót bloku.</text:p>
          </table:table-cell>
        </table:table-row>
        <table:table-row table:style-name="ro1">
          <table:table-cell office:value-type="string" calcext:value-type="string">
            <text:p>workbenchTip</text:p>
          </table:table-cell>
          <table:table-cell office:value-type="string" calcext:value-type="string">
            <text:p>Journal Tip</text:p>
          </table:table-cell>
          <table:table-cell table:number-columns-repeated="3"/>
          <table:table-cell table:style-name="ce6" office:value-type="string" calcext:value-type="string">
            <text:p>Not only does the Workbench have all the backpack recipes, but it also unlocks advanced recipes allowing you to craft more items. Queue up a craft action and walk away keeping your main crafting queue open for use. Inside your land claim area all workstations can be picked up by holding ''E'' and selecting ''TAKE'' from the radial menu.</text:p>
          </table:table-cell>
          <table:table-cell table:style-name="ce6"/>
          <table:table-cell table:style-name="ce8" office:value-type="string" calcext:value-type="string">
            <office:annotation draw:style-name="gr5" draw:text-style-name="P2" svg:width="1.135in" svg:height="0.7039in" svg:x="7.3504in" svg:y="2285.228in" draw:caption-point-x="-0.2433in" draw:caption-point-y="-2248.602in">
              <dc:creator>Unknown Author</dc:creator>
              <dc:date>2024-10-13T21:58:00</dc:date>
              <text:p text:style-name="P1"><text:span text:style-name="T1">Weż?</text:span></text:p>
            </office:annotation>
            <text:p><text:span text:style-name="T2">Warsztat zawiera wszystkie przepisy z plecaka i odblokowuje przepisy zaawansowane, umożliwiając wytworzenie dodatkowych przedmiotów. Ustaw w kolejce warsztatu akcję wytwarzania i odejdź nie blokując kolejki wytwarzania w plecaku. Na terenie oznaczonym blokiem prawa własności możesz podnosić wszystkie stacje robocze, przytrzymując klawisz „E” i z menu kołowego wybierając opcję „WEŹ”.</text:span></text:p>
          </table:table-cell>
        </table:table-row>
        <table:table-row table:style-name="ro1">
          <table:table-cell office:value-type="string" calcext:value-type="string">
            <text:p>seedsT1-3</text:p>
          </table:table-cell>
          <table:table-cell office:value-type="string" calcext:value-type="string">
            <text:p>progression</text:p>
          </table:table-cell>
          <table:table-cell office:value-type="string" calcext:value-type="string">
            <text:p>Attribute</text:p>
          </table:table-cell>
          <table:table-cell table:number-columns-repeated="2"/>
          <table:table-cell office:value-type="string" calcext:value-type="string">
            <text:p>Tier 1: Coffee</text:p>
          </table:table-cell>
          <table:table-cell/>
          <table:table-cell office:value-type="string" calcext:value-type="string">
            <text:p><text:span text:style-name="T2">Poziom 1: Kawowiec</text:span></text:p>
          </table:table-cell>
        </table:table-row>
        <table:table-row table:style-name="ro1">
          <table:table-cell office:value-type="string" calcext:value-type="string">
            <text:p>perkArtOfMiningCoffeeLongDesc</text:p>
          </table:table-cell>
          <table:table-cell office:value-type="string" calcext:value-type="string">
            <text:p>progression</text:p>
          </table:table-cell>
          <table:table-cell office:value-type="string" calcext:value-type="string">
            <text:p>perk <text:s/>book</text:p>
          </table:table-cell>
          <table:table-cell table:number-columns-repeated="2"/>
          <table:table-cell office:value-type="string" calcext:value-type="string">
            <text:p>Coffee: Miners thrive on coffee. Harvest 10% more from all ores with a mining pick or stone axe when buzzed from coffee.</text:p>
          </table:table-cell>
          <table:table-cell/>
          <table:table-cell office:value-type="string" calcext:value-type="string">
            <text:p>Kawa: Górnicy uwielbiają kawę. Po wypiciu kawy, będziesz zbierać 10% więcej zasobów ze wszystkich rud za pomocą kilofa lub kamiennej siekiery.</text:p>
          </table:table-cell>
        </table:table-row>
        <table:table-row table:style-name="ro1">
          <table:table-cell office:value-type="string" calcext:value-type="string">
            <text:p>perkFiremansAlmanacAxesDesc</text:p>
          </table:table-cell>
          <table:table-cell office:value-type="string" calcext:value-type="string">
            <text:p>progression</text:p>
          </table:table-cell>
          <table:table-cell office:value-type="string" calcext:value-type="string">
            <text:p>perk <text:s/>book</text:p>
          </table:table-cell>
          <table:table-cell table:number-columns-repeated="2"/>
          <table:table-cell office:value-type="string" calcext:value-type="string">
            <text:p>Craft the fireman's axe mod.</text:p>
          </table:table-cell>
          <table:table-cell/>
          <table:table-cell office:value-type="string" calcext:value-type="string">
            <text:p>Wytwarzaj modyfikację Lepsza siekiera strażacka.</text:p>
          </table:table-cell>
        </table:table-row>
        <table:table-row table:style-name="ro1">
          <table:table-cell office:value-type="string" calcext:value-type="string">
            <text:p>perkFiremansAlmanacAxesLongDesc</text:p>
          </table:table-cell>
          <table:table-cell office:value-type="string" calcext:value-type="string">
            <text:p>progression</text:p>
          </table:table-cell>
          <table:table-cell office:value-type="string" calcext:value-type="string">
            <text:p>perk <text:s/>book</text:p>
          </table:table-cell>
          <table:table-cell table:number-columns-repeated="2"/>
          <table:table-cell office:value-type="string" calcext:value-type="string">
            <text:p>Axe Mod: Craft the fireman's axe modification. Deal 25% more damage to blocks, but 25% less damage to enemies.</text:p>
          </table:table-cell>
          <table:table-cell/>
          <table:table-cell office:value-type="string" calcext:value-type="string">
            <text:p>Modyfikacja Lepsza siekiera strażacka: Wytwórz modyfikację Lepsza siekiera strażacka. Premia 25% do obrażeń zadawanych blokom i kara 25% do obrażeń zadawanych wrogom.</text:p>
          </table:table-cell>
        </table:table-row>
        <table:table-row table:style-name="ro1">
          <table:table-cell office:value-type="string" calcext:value-type="string">
            <text:p>perkCharismaticNatureRank5Desc</text:p>
          </table:table-cell>
          <table:table-cell office:value-type="string" calcext:value-type="string">
            <text:p>progression</text:p>
          </table:table-cell>
          <table:table-cell office:value-type="string" calcext:value-type="string">
            <text:p>perk Int</text:p>
          </table:table-cell>
          <table:table-cell table:number-columns-repeated="2"/>
          <table:table-cell office:value-type="string" calcext:value-type="string">
            <text:p>General</text:p>
          </table:table-cell>
          <table:table-cell/>
          <table:table-cell office:value-type="string" calcext:value-type="string">
            <text:p>Ogólne</text:p>
          </table:table-cell>
        </table:table-row>
        <table:table-row table:style-name="ro1">
          <table:table-cell office:value-type="string" calcext:value-type="string">
            <text:p>perkMiner69rRank1LongDesc</text:p>
          </table:table-cell>
          <table:table-cell office:value-type="string" calcext:value-type="string">
            <text:p>progression</text:p>
          </table:table-cell>
          <table:table-cell office:value-type="string" calcext:value-type="string">
            <text:p>perk Str</text:p>
          </table:table-cell>
          <table:table-cell table:number-columns-repeated="2"/>
          <table:table-cell office:value-type="string" calcext:value-type="string">
            <text:p>Everyone has to start somewhere. Increase tool damage by 10% and block damage by 30% with any axe, pick, shovel, chainsaw or auger. Stamina costs are reduced by 8% and 15% for power attacks. Find more tools and parts in loot.</text:p>
          </table:table-cell>
          <table:table-cell/>
          <table:table-cell office:value-type="string" calcext:value-type="string">
            <text:p>Każda historia ma swój skromny początek. Zadawaj narzędziami 10% więcej obrażeń przeciwnikom i 30% więcej uszkodzeń blokom za pomocą dowolnej siekiery, kilofu, łopaty, piły łańcuchowej lub świdra. Koszt wytrzymałości zostaje zmniejszony o 8% i 15% w przypadku mocnych ataków. Znajduj więcej narzędzi i części w łupach.</text:p>
          </table:table-cell>
        </table:table-row>
        <table:table-row table:style-name="ro1">
          <table:table-cell office:value-type="string" calcext:value-type="string">
            <text:p>perkMiner69rRank2LongDesc</text:p>
          </table:table-cell>
          <table:table-cell office:value-type="string" calcext:value-type="string">
            <text:p>progression</text:p>
          </table:table-cell>
          <table:table-cell office:value-type="string" calcext:value-type="string">
            <text:p>perk Str</text:p>
          </table:table-cell>
          <table:table-cell table:number-columns-repeated="2"/>
          <table:table-cell office:value-type="string" calcext:value-type="string">
            <text:p>You're still a little green, but you aren't fetching the Muckmen blackstrap anymore. Increase tool damage by 20% and block damage by 60% with any axe, pick, shovel, chainsaw or auger. Stamina costs are reduced by 15% and 30% for power attacks. Find more tools and parts in loot.</text:p>
          </table:table-cell>
          <table:table-cell/>
          <table:table-cell office:value-type="string" calcext:value-type="string">
            <text:p>Nadal stawiasz pierwsze kroki, ale przynajmniej już nie latasz po „Blackstrap Muckmanów”. Zadawaj 20% więcej obrażeń przeciwnikom i 60% więcej uszkodzeń blokom za pomocą dowolnej siekiery, kilofu, łopaty, piły łańcuchowej lub świdra. Koszt wytrzymałości zostaje zmniejszony o 15% i 30% w przypadku mocnych ataków. Znajduj więcej narzędzi i części w łupach.</text:p>
          </table:table-cell>
        </table:table-row>
        <table:table-row table:style-name="ro1">
          <table:table-cell office:value-type="string" calcext:value-type="string">
            <text:p>perkMiner69rRank3LongDesc</text:p>
          </table:table-cell>
          <table:table-cell office:value-type="string" calcext:value-type="string">
            <text:p>progression</text:p>
          </table:table-cell>
          <table:table-cell office:value-type="string" calcext:value-type="string">
            <text:p>perk Str</text:p>
          </table:table-cell>
          <table:table-cell table:number-columns-repeated="2"/>
          <table:table-cell office:value-type="string" calcext:value-type="string">
            <text:p>You're now a professional miner, or what they called “Muckmen”, back in the day. Increase tool damage by 30% and block damage by 90% with any axe, pick, shovel, chainsaw or auger. Stamina costs are reduced by 20% and 40% for power attacks. Find more tools and parts in loot.</text:p>
          </table:table-cell>
          <table:table-cell/>
          <table:table-cell office:value-type="string" calcext:value-type="string">
            <text:p>Kiedyś zawodowych górników, takich jak ty, nazywali muckmanami. Zadawaj 30% więcej obrażeń przeciwnikom i 90% więcej uszkodzeń blokom za pomocą dowolnej siekiery, kilofu, łopaty, piły łańcuchowej lub świdra. Koszt wytrzymałości zostaje zmniejszony o 20% i 40% w przypadku mocnych ataków. Znajduj więcej narzędzi i części w łupach.</text:p>
          </table:table-cell>
        </table:table-row>
        <table:table-row table:style-name="ro1">
          <table:table-cell office:value-type="string" calcext:value-type="string">
            <text:p>perkMiner69rRank4LongDesc</text:p>
          </table:table-cell>
          <table:table-cell office:value-type="string" calcext:value-type="string">
            <text:p>progression</text:p>
          </table:table-cell>
          <table:table-cell office:value-type="string" calcext:value-type="string">
            <text:p>perk Str</text:p>
          </table:table-cell>
          <table:table-cell table:number-columns-repeated="2"/>
          <table:table-cell office:value-type="string" calcext:value-type="string">
            <text:p>You can crack rock with the best of them now. Increase tool damage by 40% and block damage by 120% with any axe, pick, shovel, chainsaw or auger. Stamina costs are reduced by 25% and 50% for power attacks. Find more tools and parts in loot.</text:p>
          </table:table-cell>
          <table:table-cell/>
          <table:table-cell office:value-type="string" calcext:value-type="string">
            <text:p>Kto się nie leni, robi złoto z kamieni. Zadawaj 40% więcej obrażeń przeciwnikom i 120% więcej uszkodzeń blokom za pomocą dowolnej siekiery, kilofu, łopaty, piły łańcuchowej lub świdra. Koszt wytrzymałości zostaje zmniejszony o 25% i 50% w przypadku mocnych ataków. Znajduj więcej narzędzi i części w łupach.</text:p>
          </table:table-cell>
        </table:table-row>
        <table:table-row table:style-name="ro1">
          <table:table-cell office:value-type="string" calcext:value-type="string">
            <text:p>perkMiner69rRank5LongDesc</text:p>
          </table:table-cell>
          <table:table-cell office:value-type="string" calcext:value-type="string">
            <text:p>progression</text:p>
          </table:table-cell>
          <table:table-cell office:value-type="string" calcext:value-type="string">
            <text:p>perk Str</text:p>
          </table:table-cell>
          <table:table-cell table:number-columns-repeated="2"/>
          <table:table-cell office:value-type="string" calcext:value-type="string">
            <text:p>You're the legendary Miner 69'er and can find the juicy center of any rock faster than a horny bullfrog. Increase damage by 50% and block damage by 150% with any axe, pick, shovel, chainsaw or auger. Find more tools and parts in loot.</text:p>
          </table:table-cell>
          <table:table-cell/>
          <table:table-cell office:value-type="string" calcext:value-type="string">
            <text:p>Wołają cię sztygar, co ma wygar, bo robisz dziury w skale szybciej niż kula dużego kalibru w kiszkach. Zadawaj 50% więcej obrażeń przeciwnikom i 150% więcej uszkodzeń blokom za pomocą dowolnej siekiery, kilofu, łopaty, piły łańcuchowej lub świdra. Znajduj więcej narzędzi i części w łupach.</text:p>
          </table:table-cell>
        </table:table-row>
        <table:table-row table:style-name="ro1">
          <table:table-cell office:value-type="string" calcext:value-type="string">
            <text:p>poiLockoutLandClaim</text:p>
          </table:table-cell>
          <table:table-cell office:value-type="string" calcext:value-type="string">
            <text:p>Quest</text:p>
          </table:table-cell>
          <table:table-cell office:value-type="string" calcext:value-type="string">
            <text:p>POI Lockout</text:p>
          </table:table-cell>
          <table:table-cell table:number-columns-repeated="2"/>
          <table:table-cell office:value-type="string" calcext:value-type="string">
            <text:p>There is a landclaim placed inside the POI you are wanting to quest in. Please come back later.</text:p>
          </table:table-cell>
          <table:table-cell/>
          <table:table-cell office:value-type="string" calcext:value-type="string">
            <text:p>Blok prawa własności do ziemi znajduje się wewnątrz POI, przy którym chcesz realizować zadanie. Wróć później.</text:p>
          </table:table-cell>
        </table:table-row>
        <table:table-row table:style-name="ro1">
          <table:table-cell office:value-type="string" calcext:value-type="string">
            <text:p>quest_BasicSurvival1_description</text:p>
          </table:table-cell>
          <table:table-cell office:value-type="string" calcext:value-type="string">
            <text:p>Quest</text:p>
          </table:table-cell>
          <table:table-cell office:value-type="string" calcext:value-type="string">
            <text:p>Quest Info</text:p>
          </table:table-cell>
          <table:table-cell table:number-columns-repeated="2"/>
          <table:table-cell table:style-name="ce6" office:value-type="string" calcext:value-type="string">
            <text:p>Craft a Bedroll by gathering plant fibers. Once you have the ingredients open your crafting inventory, navigate to the basics recipe category, highlight the recipe and click the craft button.\n\nPlace the Bedroll in the world by first equipping it and using the secondary action key. Once placed you'll see a Bed Icon on your compass and map. This will lead you back to your home and will act as a re-spawn point if you die.</text:p>
          </table:table-cell>
          <table:table-cell table:style-name="ce6"/>
          <table:table-cell table:style-name="ce8" office:value-type="string" calcext:value-type="string">
            <text:p>Wytwórz śpiwór z zebranych włókien roślinnych. Gdy zdobędziesz potrzebne składniki, otwórz ekwipunek rzemieślnika, przejdź do kategorii Podstawy, wybierz przepis i kliknij przycisk wytwarzania. \n\nRozmieść śpiwór w świecie gry, wyposażając go i przyciskając klawisz akcji pomocniczej. Po rozmieszczeniu na kompasie i mapie wyświetlona zostanie ikona łóżka. Dzięki temu łatwiej trafisz do domu, a po śmierci odrodzisz się w znanym sobie otoczeniu.</text:p>
          </table:table-cell>
        </table:table-row>
        <table:table-row table:style-name="ro1">
          <table:table-cell office:value-type="string" calcext:value-type="string">
            <text:p>quest_BasicSurvival1_hint2_alt</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00FF00]Press [-][FFB400][action:local:Inventory][action:permanent:Inventory] to open the crafting menu.\n[-][00FF00]Select [-][FFB400]the [-][00FF00]Bedroll [-][FFB400][action:gui:GUI Submit] from the crafting list. [-][00FF00]Press [-][FFB400][action:gui:GUI D-Pad Up] or [-][00FF00]Craft [-][FFB400]from the action list to start the crafting process.[-]</text:p>
          </table:table-cell>
          <table:table-cell/>
          <table:table-cell office:value-type="string" calcext:value-type="string">
            <text:p>[00FF00]Naciśnij [-][FFB400][action:local:Inventory][action:permanent:Inventory], aby otworzyć menu wytwarzania.\n[-][00FF00]Wybierz [-][FFB400] [-][00FF00]śpiwór [-][FFB400][action:gui:GUI Submit] z listy wytwarzania. [-][00FF00]Naciśnij [-][FFB400][action:gui:GUI D-Pad Up] lub [-][00FF00]wytwarzaj [-][FFB400]na liście działań, aby rozpocząć wytwarzanie.[-]</text:p>
          </table:table-cell>
        </table:table-row>
        <table:table-row table:style-name="ro1">
          <table:table-cell office:value-type="string" calcext:value-type="string">
            <text:p>quest_BasicSurvival2_description</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Craft a Stone Axe to help you defend yourself and gather crafting ingredients. Gather the ingredients by attacking grass, stone, or wood objects. You can also pick up small stones by looking at them and using the Pickup action. Once you have the ingredients, access the Inventory and locate Stone Axe in the Basics category of the Crafting window. Craft a Stone Axe.</text:p>
          </table:table-cell>
          <table:table-cell/>
          <table:table-cell table:style-name="ce8" office:value-type="string" calcext:value-type="string">
            <text:p>Wytwórz kamienną siekierę, którą odeprzesz wrogów i zbierzesz zasoby potrzebne do wytwarzania przedmiotów. Zbieraj składniki, atakując trawę, kamienie lub drewniane obiekty. Małe kamienie podniesiesz, patrząc na nie i używając akcji podnoszenia. Gdy zdobędziesz wszystkie składniki, otwórz ekwipunek i zlokalizuj kamienną siekierę w kategorii Podstawy okna wytwarzania. Wytwórz kamienną siekierę.</text:p>
          </table:table-cell>
        </table:table-row>
        <table:table-row table:style-name="ro1">
          <table:table-cell office:value-type="string" calcext:value-type="string">
            <text:p>quest_BasicSurvival5_description</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Gather wood by attacking trees or bushes. Once you have the ingredients, access the Inventory and locate Wooden Club in the Basics category of the Crafting window. Craft a Wooden Club.</text:p>
          </table:table-cell>
          <table:table-cell/>
          <table:table-cell table:style-name="ce8" office:value-type="string" calcext:value-type="string">
            <text:p>Zbieraj drewno, atakując drzewa i krzewy. Gdy zdobędziesz wszystkie składniki, otwórz ekwipunek i zlokalizuj drewnianą maczugę w kategorii Podstawy okna rzemiosła. Wytwórz maczugę z drewna.</text:p>
          </table:table-cell>
        </table:table-row>
        <table:table-row table:style-name="ro1">
          <table:table-cell office:value-type="string" calcext:value-type="string">
            <text:p>quest_BasicSurvival6_description</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Now that you have a melee weapon, you could use a ranged weapon. Gather wood, stone, plant fibers and feathers found in bird nests on the ground. Once you have the ingredients, access the Basics category of the Crafting window. Craft a Primitive Bow and Arrows.</text:p>
          </table:table-cell>
          <table:table-cell/>
          <table:table-cell table:style-name="ce8" office:value-type="string" calcext:value-type="string">
            <text:p>Masz już broń białą, teraz przydałoby ci się coś o większym zasięgu. Zbierz drewno, kamień, włókna roślinne i pióra znajdujące się w ptasich gniazdach na ziemi. Gdy zdobędziesz wszystkie składniki, otwórz kategorię Podstawy w oknie wytwarzania. Wytwórz tam drewniany łuk i strzały.</text:p>
          </table:table-cell>
        </table:table-row>
        <table:table-row table:style-name="ro1">
          <table:table-cell office:value-type="string" calcext:value-type="string">
            <text:p>quest_BasicSurvival7_description</text:p>
          </table:table-cell>
          <table:table-cell office:value-type="string" calcext:value-type="string">
            <text:p>Quest</text:p>
          </table:table-cell>
          <table:table-cell office:value-type="string" calcext:value-type="string">
            <text:p>Quest Info</text:p>
          </table:table-cell>
          <table:table-cell table:number-columns-repeated="2"/>
          <table:table-cell table:style-name="ce6" office:value-type="string" calcext:value-type="string">
            <text:p>Gather wood and Craft Wooden Frames from the Basics category of the Crafting window. Place Wooden Frames in the world by equipping them and using the secondary action. Upgrade them with a Stone Axe using the secondary action while you have extra wood in your Inventory.</text:p>
          </table:table-cell>
          <table:table-cell table:style-name="ce6"/>
          <table:table-cell table:style-name="ce8" office:value-type="string" calcext:value-type="string">
            <office:annotation draw:style-name="gr6" draw:text-style-name="P2" svg:width="1.135in" svg:height="0.7024in" svg:x="7.3504in" svg:y="2607.5807in" draw:caption-point-x="-0.2433in" draw:caption-point-y="-2567.9323in">
              <dc:creator>Unknown Author</dc:creator>
              <dc:date>2024-10-13T21:58:00</dc:date>
              <text:p text:style-name="P1"><text:span text:style-name="T1">Rzemiesloniczego wytrwarzania</text:span></text:p>
              <text:p text:style-name="P1"><text:span text:style-name="T1"/></text:p>
            </office:annotation>
            <text:p>Zbieraj drewno i wytwarzaj drewniane ramy w kategorii Podstawy okna rzemieślniczego. Rozmieszczaj drewniane ramy w świecie gry, wyposażając je i przyciskając klawisz akcji pomocniczej. Jeśli masz w ekwipunku zapasowe drewno, ulepszaj je przy użyciu kamiennej siekiery akcją pomocniczą.</text:p>
          </table:table-cell>
        </table:table-row>
        <table:table-row table:style-name="ro1">
          <table:table-cell office:value-type="string" calcext:value-type="string">
            <text:p>quest_BasicSurvival7_hint2</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00FF00]Open [-][FFB400]the crafting menu [FFB400][action:local:Inventory][action:permanent:Inventory] to craft a [-][00FF00]Building Block[-][FFB400].[-]</text:p>
          </table:table-cell>
          <table:table-cell/>
          <table:table-cell office:value-type="string" calcext:value-type="string">
            <text:p>[00FF00]Otwórz [-][FFB400]menu wytwarzania [FFB400][action:local:Inventory][action:permanent:Inventory], aby wytworzyć [-][00FF00]blok konstrukcyjny[-][FFB400].[-]</text:p>
          </table:table-cell>
        </table:table-row>
        <table:table-row table:style-name="ro1">
          <table:table-cell office:value-type="string" calcext:value-type="string">
            <text:p>quest_BasicSurvival7_hint3</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00FF00]Press [-][FFB400][action:gui:GUI D-Pad Up] to [-][00FF00]Equip[FFB400] the [-]Building Block [-][FFB400]to the Toolbelt.\n[-][00FF00]Press [-][FFB400][action:local:Secondary] to [-][00FF00]Place[FFB400] the [-]Building Block.[-]</text:p>
          </table:table-cell>
          <table:table-cell/>
          <table:table-cell office:value-type="string" calcext:value-type="string">
            <text:p>[00FF00]Naciśnij [-][FFB400][action:gui:GUI D-Pad Up], aby [-][00FF00]umieścić[FFB400] [-]blok konstrukcyjny [-][FFB400]na pasku narzędzi.\n[-][00FF00]Naciśnij [-][FFB400][action:local:Secondary], aby [-][00FF00]umieścić[FFB400] [-]blok konstrukcyjn.[-]</text:p>
          </table:table-cell>
        </table:table-row>
        <table:table-row table:style-name="ro1">
          <table:table-cell office:value-type="string" calcext:value-type="string">
            <text:p>quest_BasicSurvival7_hint3_alt</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00FF00]Hover [-][FFB400]over the [-][00FF00]Building Block [-][FFB400]and [-][00FF00]Press [-][FFB400][action:gui:GUI Window RightStick In] to move it to the Toolbelt.\n[-][00FF00]Press [-][FFB400][action:gui:GUI Cancel] to close the crafting menu.\n[-][00FF00]Press [-][FFB400][action:local:Secondary] to place the [-][00FF00]Building Block[-][FFB400].[-]</text:p>
          </table:table-cell>
          <table:table-cell/>
          <table:table-cell office:value-type="string" calcext:value-type="string">
            <text:p>[00FF00]Najedź [-][FFB400]na [-][00FF00]blok konstrukcyjny [-][FFB400]i [-][00FF00]naciśnij [-][FFB400][action:gui:GUI Window RightStick In], aby przenieść go na pasek narzędzi.\n[-][00FF00]Naciśnij [-][FFB400][action:gui:GUI Cancel], aby zamknąć menu wytwarzania.\n[-][00FF00]Naciśnij [-][FFB400][action:local:Secondary], aby umieścić [-][00FF00]blok konstrukcyjny[-][FFB400].[-]</text:p>
          </table:table-cell>
        </table:table-row>
        <table:table-row table:style-name="ro1">
          <table:table-cell office:value-type="string" calcext:value-type="string">
            <text:p>quest_BasicSurvival7_hint4</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FFB400]Use [action:local:ScrollUp] or [action:local:ScrollDown] to equip the [-][00FF00]Stone Axe[-][FFB400].[-]\n[00FF00]Press [-][FFB400]and [-][00FF00]Hold [-][FFB400][action:local:Secondary] to upgrade the [-][00FF00]Building Block[-][FFB400] to a [-][00FF00]Wood Block[-][FFB400].[-]</text:p>
          </table:table-cell>
          <table:table-cell/>
          <table:table-cell office:value-type="string" calcext:value-type="string">
            <text:p>[FFB400]Użyj [action:local:ScrollUp] lub [action:local:ScrollDown], aby wyposażyć [-][00FF00]kamienną siekierę[-][FFB400].[-]\n[00FF00]Naciśnij [-][FFB400]i [-][00FF00]przytrzymaj [-][FFB400][action:local:Secondary], aby ulepszyć [-][00FF00]blok konstrukcyjny[-][FFB400] do [-][00FF00]bloku drewna[-][FFB400].[-]</text:p>
          </table:table-cell>
        </table:table-row>
        <table:table-row table:style-name="ro1">
          <table:table-cell office:value-type="string" calcext:value-type="string">
            <text:p>quest_BasicSurvival7_hint4_alt</text:p>
          </table:table-cell>
          <table:table-cell office:value-type="string" calcext:value-type="string">
            <text:p>Quest</text:p>
          </table:table-cell>
          <table:table-cell office:value-type="string" calcext:value-type="string">
            <text:p>Quest Info</text:p>
          </table:table-cell>
          <table:table-cell table:number-columns-repeated="2"/>
          <table:table-cell office:value-type="string" calcext:value-type="string">
            <text:p>[FFB400]Use [action:local:InventorySelectLeft] or [action:local:InventorySelectRight] to [-][00FF00]Equip [-][FFB400]the [-][00FF00]Stone Axe[-][FFB400].\n[-][00FF00]Press [-][FFB400]and [-][00FF00]Hold [-][FFB400][action:local:Secondary] to upgrade the [-][00FF00]Building Block [-][FFB400]to a [-][00FF00]Wood Block[-][FFB400].[-]</text:p>
          </table:table-cell>
          <table:table-cell/>
          <table:table-cell office:value-type="string" calcext:value-type="string">
            <text:p>[FFB400]Użyj [action:local:InventorySelectLeft] lub [action:local:InventorySelectRight], aby [-][00FF00]wyposażyć [-][FFB400][-][00FF00]kamienną siekierę[-][FFB400].\n[-][00FF00]Naciśnij [-][FFB400]i [-][00FF00]przytrzymaj [-][FFB400][action:local:Secondary], aby ulepszyć [-][00FF00]blok konstrukcyjny [-][FFB400]do [-][00FF00]bloku drewna[-][FFB400].[-]</text:p>
          </table:table-cell>
        </table:table-row>
        <table:table-row table:style-name="ro1">
          <table:table-cell office:value-type="string" calcext:value-type="string">
            <text:p>quest_BasicSurvival8_description</text:p>
          </table:table-cell>
          <table:table-cell office:value-type="string" calcext:value-type="string">
            <text:p>Quest</text:p>
          </table:table-cell>
          <table:table-cell office:value-type="string" calcext:value-type="string">
            <text:p>Quest Info</text:p>
          </table:table-cell>
          <table:table-cell table:number-columns-repeated="2"/>
          <table:table-cell table:style-name="ce6" office:value-type="string" calcext:value-type="string">
            <text:p>Gather small stones and Craft a Campfire from the Basics category of the Crafting window. Equip the Campfire and place it in the world using the secondary action. Once placed you can use the campfire to warm yourself or cook.</text:p>
          </table:table-cell>
          <table:table-cell table:style-name="ce6"/>
          <table:table-cell table:style-name="ce8" office:value-type="string" calcext:value-type="string">
            <text:p>Zbieraj małe kamienie i wytwórz ognisko w kategorii Podstawy okna wytwarzania. Wyposaż ognisko i rozmieść je w świecie gry akcją pomocniczą. Po rozmieszczeniu przy ognisku możesz się ogrzać lub gotować.</text:p>
          </table:table-cell>
        </table:table-row>
        <table:table-row table:style-name="ro1">
          <table:table-cell office:value-type="string" calcext:value-type="string">
            <text:p>subtitle_trader_jen_announce_open_02</text:p>
          </table:table-cell>
          <table:table-cell office:value-type="string" calcext:value-type="string">
            <text:p>subtitles</text:p>
          </table:table-cell>
          <table:table-cell office:value-type="string" calcext:value-type="string">
            <text:p>subtitle</text:p>
          </table:table-cell>
          <table:table-cell table:number-columns-repeated="2"/>
          <table:table-cell office:value-type="string" calcext:value-type="string">
            <text:p>[Over loudspeaker] Greetings wasteland! Trader Jens is now open for business.</text:p>
          </table:table-cell>
          <table:table-cell/>
          <table:table-cell office:value-type="string" calcext:value-type="string">
            <text:p>[Przez głośnik] Czołem, pustkowie! U handlarki Jen już otwarte.</text:p>
          </table:table-cell>
        </table:table-row>
        <table:table-row table:style-name="ro1">
          <table:table-cell office:value-type="string" calcext:value-type="string">
            <text:p>subtitle_trader_jen_announce_open_03</text:p>
          </table:table-cell>
          <table:table-cell office:value-type="string" calcext:value-type="string">
            <text:p>subtitles</text:p>
          </table:table-cell>
          <table:table-cell office:value-type="string" calcext:value-type="string">
            <text:p>subtitle</text:p>
          </table:table-cell>
          <table:table-cell table:number-columns-repeated="2"/>
          <table:table-cell office:value-type="string" calcext:value-type="string">
            <text:p>[Over loudspeaker] Trader Jens is now open.</text:p>
          </table:table-cell>
          <table:table-cell/>
          <table:table-cell office:value-type="string" calcext:value-type="string">
            <text:p>[Przez głośnik] U handlarki Jen już otwarte.</text:p>
          </table:table-cell>
        </table:table-row>
        <table:table-row table:style-name="ro1">
          <table:table-cell office:value-type="string" calcext:value-type="string">
            <text:p>TwitchAction_ActionDestroyBaseDesc</text:p>
          </table:table-cell>
          <table:table-cell office:value-type="string" calcext:value-type="string">
            <text:p>twitch</text:p>
          </table:table-cell>
          <table:table-cell office:value-type="string" calcext:value-type="string">
            <text:p>Actions</text:p>
          </table:table-cell>
          <table:table-cell table:number-columns-repeated="2"/>
          <table:table-cell office:value-type="string" calcext:value-type="string">
            <text:p>Destroys the target's entire land claim area.</text:p>
          </table:table-cell>
          <table:table-cell/>
          <table:table-cell office:value-type="string" calcext:value-type="string">
            <text:p>Niszczy cały teren chroniony blokiem prawa własności celu.</text:p>
          </table:table-cell>
        </table:table-row>
        <table:table-row table:style-name="ro1">
          <table:table-cell office:value-type="string" calcext:value-type="string">
            <text:p>lblContextActionOpen</text:p>
          </table:table-cell>
          <table:table-cell office:value-type="string" calcext:value-type="string">
            <text:p>UI</text:p>
          </table:table-cell>
          <table:table-cell office:value-type="string" calcext:value-type="string">
            <text:p>Item Context Menu</text:p>
          </table:table-cell>
          <table:table-cell table:number-columns-repeated="2"/>
          <table:table-cell office:value-type="string" calcext:value-type="string">
            <text:p>Open</text:p>
          </table:table-cell>
          <table:table-cell/>
          <table:table-cell office:value-type="string" calcext:value-type="string">
            <text:p>Otwórz</text:p>
          </table:table-cell>
        </table:table-row>
        <table:table-row table:style-name="ro1">
          <table:table-cell office:value-type="string" calcext:value-type="string">
            <text:p>loadingTipBaseUpgrading</text:p>
          </table:table-cell>
          <table:table-cell office:value-type="string" calcext:value-type="string">
            <text:p>UI</text:p>
          </table:table-cell>
          <table:table-cell office:value-type="string" calcext:value-type="string">
            <text:p>Loading Screen</text:p>
          </table:table-cell>
          <table:table-cell office:value-type="string" calcext:value-type="string">
            <text:p>x</text:p>
          </table:table-cell>
          <table:table-cell/>
          <table:table-cell office:value-type="string" calcext:value-type="string">
            <text:p>Building blocks can be upgraded to stronger versions using material and a stone axe.\nThe most common upgrade materials are: wood, cobblestone rocks, concrete mix and forged steel.</text:p>
          </table:table-cell>
          <table:table-cell/>
          <table:table-cell office:value-type="string" calcext:value-type="string">
            <text:p>Bloki konstrukcyjne można ulepszać do mocniejszych wersji przy użyciu materiałów i kamiennego topora.\nNajpopularniejsze materiały ulepszające to: drewno, kostki brukowe, mieszanka betonowa i kuta stal.</text:p>
          </table:table-cell>
        </table:table-row>
        <table:table-row table:style-name="ro1">
          <table:table-cell office:value-type="string" calcext:value-type="string">
            <text:p>loadingTipPickaxes</text:p>
          </table:table-cell>
          <table:table-cell office:value-type="string" calcext:value-type="string">
            <text:p>UI</text:p>
          </table:table-cell>
          <table:table-cell office:value-type="string" calcext:value-type="string">
            <text:p>Loading Screen</text:p>
          </table:table-cell>
          <table:table-cell office:value-type="string" calcext:value-type="string">
            <text:p>x</text:p>
          </table:table-cell>
          <table:table-cell/>
          <table:table-cell office:value-type="string" calcext:value-type="string">
            <text:p>Pickaxes are great for harvesting the various ores such as iron, lead, coal, oil shale and potassium nitrate.</text:p>
          </table:table-cell>
          <table:table-cell/>
          <table:table-cell office:value-type="string" calcext:value-type="string">
            <text:p>Kilofy świetnie nadają się do pozyskiwania różnych rud, takich jak żelazo, ołów, węgiel, łupek bitumiczny czy saletra.</text:p>
          </table:table-cell>
        </table:table-row>
        <table:table-row table:style-name="ro1">
          <table:table-cell office:value-type="string" calcext:value-type="string">
            <text:p>blockcommand_open</text:p>
          </table:table-cell>
          <table:table-cell office:value-type="string" calcext:value-type="string">
            <text:p>UI</text:p>
          </table:table-cell>
          <table:table-cell office:value-type="string" calcext:value-type="string">
            <text:p>Radial blockcommand</text:p>
          </table:table-cell>
          <table:table-cell table:number-columns-repeated="2"/>
          <table:table-cell office:value-type="string" calcext:value-type="string">
            <text:p>Open</text:p>
          </table:table-cell>
          <table:table-cell/>
          <table:table-cell office:value-type="string" calcext:value-type="string">
            <text:p>Otwórz</text:p>
          </table:table-cell>
        </table:table-row>
        <table:table-row table:style-name="ro1">
          <table:table-cell office:value-type="string" calcext:value-type="string">
            <text:p>trader_hugh_helpful_tip_04</text:p>
          </table:table-cell>
          <table:table-cell office:value-type="string" calcext:value-type="string">
            <text:p>UI</text:p>
          </table:table-cell>
          <table:table-cell office:value-type="string" calcext:value-type="string">
            <text:p>Subtitles</text:p>
          </table:table-cell>
          <table:table-cell table:number-columns-repeated="2"/>
          <table:table-cell office:value-type="string" calcext:value-type="string">
            <text:p>If you like to mine, you can make your own gunpowder from coal and nitrate.</text:p>
          </table:table-cell>
          <table:table-cell/>
          <table:table-cell office:value-type="string" calcext:value-type="string">
            <text:p>Jeśli lubisz kopać, możesz zrobić własny proch strzelniczy z węgla i saletry.</text:p>
          </table:table-cell>
        </table:table-row>
        <table:table-row table:style-name="ro1">
          <table:table-cell office:value-type="string" calcext:value-type="string">
            <text:p>trader_joel_helpful_tip_04</text:p>
          </table:table-cell>
          <table:table-cell office:value-type="string" calcext:value-type="string">
            <text:p>UI</text:p>
          </table:table-cell>
          <table:table-cell office:value-type="string" calcext:value-type="string">
            <text:p>Subtitles</text:p>
          </table:table-cell>
          <table:table-cell table:number-columns-repeated="2"/>
          <table:table-cell office:value-type="string" calcext:value-type="string">
            <text:p>We sell pockets for your armor, so you can carry more loot. Best investment you'll ever make.</text:p>
          </table:table-cell>
          <table:table-cell/>
          <table:table-cell office:value-type="string" calcext:value-type="string">
            <text:p>Sprzedajemy kieszenie do pancerzy. Pozwolą ci zabrać więcej łupu. To świetna inwestycja.</text:p>
          </table:table-cell>
        </table:table-row>
        <table:table-row table:style-name="ro1">
          <table:table-cell office:value-type="string" calcext:value-type="string">
            <text:p>lblCategoryBasics</text:p>
          </table:table-cell>
          <table:table-cell office:value-type="string" calcext:value-type="string">
            <text:p>UI</text:p>
          </table:table-cell>
          <table:table-cell office:value-type="string" calcext:value-type="string">
            <text:p>Tooltip</text:p>
          </table:table-cell>
          <table:table-cell table:number-columns-repeated="2"/>
          <table:table-cell office:value-type="string" calcext:value-type="string">
            <text:p>Basics</text:p>
          </table:table-cell>
          <table:table-cell/>
          <table:table-cell office:value-type="string" calcext:value-type="string">
            <text:p>Podstawy </text:p>
          </table:table-cell>
        </table:table-row>
        <table:table-row table:style-name="ro1">
          <table:table-cell office:value-type="string" calcext:value-type="string">
            <text:p>ttScrapMetalBrass</text:p>
          </table:table-cell>
          <table:table-cell office:value-type="string" calcext:value-type="string">
            <text:p>UI</text:p>
          </table:table-cell>
          <table:table-cell office:value-type="string" calcext:value-type="string">
            <text:p>Tooltip</text:p>
          </table:table-cell>
          <table:table-cell table:number-columns-repeated="2"/>
          <table:table-cell table:style-name="ce6" office:value-type="string" calcext:value-type="string">
            <text:p>Place brass items on the crafting grid to get scrap brass</text:p>
          </table:table-cell>
          <table:table-cell table:style-name="ce6"/>
          <table:table-cell table:style-name="ce8" office:value-type="string" calcext:value-type="string">
            <text:p>Umieszczaj przedmioty z mosiądzu na siatce wytwarzania, aby pozyskać mosiężny złom.</text:p>
          </table:table-cell>
        </table:table-row>
        <table:table-row table:style-name="ro1">
          <table:table-cell office:value-type="string" calcext:value-type="string">
            <text:p>ttScrapMetalIron</text:p>
          </table:table-cell>
          <table:table-cell office:value-type="string" calcext:value-type="string">
            <text:p>UI</text:p>
          </table:table-cell>
          <table:table-cell office:value-type="string" calcext:value-type="string">
            <text:p>Tooltip</text:p>
          </table:table-cell>
          <table:table-cell table:number-columns-repeated="2"/>
          <table:table-cell table:style-name="ce6" office:value-type="string" calcext:value-type="string">
            <text:p>Place iron items on the crafting grid to get scrap iron</text:p>
          </table:table-cell>
          <table:table-cell table:style-name="ce6"/>
          <table:table-cell table:style-name="ce8" office:value-type="string" calcext:value-type="string">
            <text:p><text:span text:style-name="T2">Umieszczaj przedmioty z żelaza na siatce wytwarzania, aby pozyskać żelazny złom.</text:span></text:p>
          </table:table-cell>
        </table:table-row>
        <table:table-row table:style-name="ro1">
          <table:table-cell office:value-type="string" calcext:value-type="string">
            <text:p>ttScrapMetalLead</text:p>
          </table:table-cell>
          <table:table-cell office:value-type="string" calcext:value-type="string">
            <text:p>UI</text:p>
          </table:table-cell>
          <table:table-cell office:value-type="string" calcext:value-type="string">
            <text:p>Tooltip</text:p>
          </table:table-cell>
          <table:table-cell table:number-columns-repeated="2"/>
          <table:table-cell table:style-name="ce6" office:value-type="string" calcext:value-type="string">
            <text:p>Place lead items on the crafting grid to get scrap lead</text:p>
          </table:table-cell>
          <table:table-cell table:style-name="ce6"/>
          <table:table-cell table:style-name="ce8" office:value-type="string" calcext:value-type="string">
            <text:p><text:span text:style-name="T2">Umieszczaj przedmioty z ołowiu na siatce wytwarzania, aby pozyskać ołowiany złom.</text:span></text:p>
          </table:table-cell>
        </table:table-row>
        <table:table-row table:style-name="ro1">
          <table:table-cell office:value-type="string" calcext:value-type="string">
            <text:p>xuiBasics</text:p>
          </table:table-cell>
          <table:table-cell office:value-type="string" calcext:value-type="string">
            <text:p>UI</text:p>
          </table:table-cell>
          <table:table-cell office:value-type="string" calcext:value-type="string">
            <text:p>XUI</text:p>
          </table:table-cell>
          <table:table-cell table:number-columns-repeated="2"/>
          <table:table-cell office:value-type="string" calcext:value-type="string">
            <text:p>Basics</text:p>
          </table:table-cell>
          <table:table-cell/>
          <table:table-cell office:value-type="string" calcext:value-type="string">
            <text:p>Podstawy </text:p>
          </table:table-cell>
        </table:table-row>
        <table:table-row table:style-name="ro1">
          <table:table-cell office:value-type="string" calcext:value-type="string">
            <text:p>xuiBtnOptionsGeneral</text:p>
          </table:table-cell>
          <table:table-cell office:value-type="string" calcext:value-type="string">
            <text:p>UI</text:p>
          </table:table-cell>
          <table:table-cell office:value-type="string" calcext:value-type="string">
            <text:p>XUi OptionsMenu</text:p>
          </table:table-cell>
          <table:table-cell office:value-type="string" calcext:value-type="string">
            <text:p>x</text:p>
          </table:table-cell>
          <table:table-cell/>
          <table:table-cell office:value-type="string" calcext:value-type="string">
            <text:p>General</text:p>
          </table:table-cell>
          <table:table-cell/>
          <table:table-cell office:value-type="string" calcext:value-type="string">
            <text:p>Ogóln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wiss"/>
    <style:font-face style:name="Lucida Sans" svg:font-family="'Lucida Sans'" style:font-family-generic="system" style:font-pitch="variable"/>
    <style:font-face style:name="Microsoft YaHei" svg:font-family="'Microsoft YaHei'" style:font-family-generic="swiss"/>
    <style:font-face style:name="Microsoft YaHei1" svg:font-family="'Microsoft YaHei'" style:font-family-generic="system" style:font-pitch="variable"/>
  </office:font-face-decls>
  <office:styles>
    <style:default-style style:family="table-cell">
      <style:paragraph-properties style:tab-stop-distance="0.5in"/>
      <style:text-properties style:font-name="Arial" fo:font-size="10pt" fo:language="en" fo:country="US" style:font-name-asian="Microsoft YaHei1"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1"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_)</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_)</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_)</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_)</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_)</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_)</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draw:marker draw:name="msArrowEnd_20_5" draw:display-name="msArrowEnd 5" svg:viewBox="0 0 300 300" svg:d="M150 0l150 300h-30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18">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22:52:30.299000000</meta:creation-date>
    <dc:date>2024-10-18T22:53:19.662000000</dc:date>
    <meta:editing-duration>PT49S</meta:editing-duration>
    <meta:editing-cycles>2</meta:editing-cycles>
    <meta:generator>LibreOffice/24.8.2.1$Windows_x86 LibreOffice_project/0f794b6e29741098670a3b95d60478a65d05ef13</meta:generator>
    <meta:document-statistic meta:table-count="1" meta:cell-count="1223" meta:object-count="0"/>
  </office:meta>
</office:document-meta>
</file>